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62.99mm"/>
    </style:style>
    <style:style style:name="co2" style:family="table-column">
      <style:table-column-properties fo:break-before="auto" style:column-width="85.76mm"/>
    </style:style>
    <style:style style:name="co3" style:family="table-column">
      <style:table-column-properties fo:break-before="auto" style:column-width="338.95mm"/>
    </style:style>
    <style:style style:name="co4" style:family="table-column">
      <style:table-column-properties fo:break-before="auto" style:column-width="231.83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style:style style:name="ce2" style:family="table-cell" style:parent-style-name="Default">
      <style:text-properties fo:color="#ff8000"/>
    </style:style>
  </office:automatic-styles>
  <office:body>
    <office:spreadsheet>
      <table:calculation-settings table:automatic-find-labels="false" table:use-regular-expressions="false" table:use-wildcards="true"/>
      <table:table table:name="small"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UEVENT_HELPER</text:p>
          </table:table-cell>
          <table:table-cell office:value-type="string" calcext:value-type="string">
            <text:p>The uevent helper program is forked by the kernel for every uevent. Before the switch to the netlink-based uevent source, this was used to hook hotplug scripts into kernel device events. It usually pointed to a shell script at /sbin/hotplug. This should not be used today, because usual systems create many events at bootup or device discovery in a very short time frame. One forked process per event can create so many processes that it creates a high system load, or on smaller systems it is known to create out-of-memory situations during bootup.</text:p>
          </table:table-cell>
          <table:table-cell table:number-columns-repeated="1022"/>
        </table:table-row>
        <table:table-row table:style-name="ro1">
          <table:table-cell office:value-type="string" calcext:value-type="string">
            <text:p>CMA_ALIGNMENT</text:p>
          </table:table-cell>
          <table:table-cell office:value-type="string" calcext:value-type="string">
            <text:p>DMA mapping framework by default aligns all buffers to the smallest PAGE_SIZE order which is greater than or equal to the requested buffer size. This works well for buffers up to a few hundreds kilobytes, but for larger buffers it just a memory waste. With this parameter you can specify the maximum PAGE_SIZE order for contiguous buffers. Larger buffers will be aligned only to this specified order. The order is expressed as a power of two multiplied by the PAGE_SIZE. <text:s/>For example, if your system defaults to 4KiB pages, the order value of 8 means that the buffers will be aligned up to 1MiB only. <text:s/>If unsure, leave the default value "8".</text:p>
          </table:table-cell>
          <table:table-cell table:number-columns-repeated="1022"/>
        </table:table-row>
        <table:table-row table:style-name="ro1">
          <table:table-cell office:value-type="string" calcext:value-type="string">
            <text:p>MTD_BLOCK</text:p>
          </table:table-cell>
          <table:table-cell office:value-type="string" calcext:value-type="string">
            <text:p>Although most flash chips have an erase size too large to be useful as block devices, it is possible to use MTD devices which are based on RAM chips in this manner. This block device is a user of MTD devices performing that function. <text:s/>At the moment, it is also required for the Journalling Flash File System(s) to obtain a handle on the MTD device when it's mounted (although JFFS and JFFS2 don't actually use any of the functionality of the mtdblock device). <text:s/>Later, it may be extended to perform read/erase/modify/write cycles on flash chips to emulate a smaller block size. Needless to say, this is very unsafe, but could be useful for file systems which are almost never written to. <text:s/>You do not need this option for use with the DiskOnChip devices. For those, enable NFTL support (CONFIG_NFTL) instead.</text:p>
          </table:table-cell>
          <table:table-cell table:number-columns-repeated="1022"/>
        </table:table-row>
        <table:table-row table:style-name="ro1">
          <table:table-cell office:value-type="string" calcext:value-type="string">
            <text:p>MTD_PISMO</text:p>
          </table:table-cell>
          <table:table-cell office:value-type="string" calcext:value-type="string">
            <text:p>This driver allows for discovery of PISMO modules - see &lt;http://www.pismoworld.org/&gt;. <text:s/>These are small modules containing up to five memory devices (eg, SRAM, flash, DOC) described by an I2C EEPROM. <text:s/>This driver does not create any MTD maps itself</text:p>
          </table:table-cell>
          <table:table-cell office:value-type="string" calcext:value-type="string">
            <text:p><text:s/>instead it creates MTD physmap and MTD SRAM platform devices. <text:s/>If you enable this option, you should consider enabling MTD_PHYSMAP and/or MTD_PLATRAM according to the devices on your module. <text:s/>When built as a module, it will be called pismo.ko</text:p>
          </table:table-cell>
          <table:table-cell table:number-columns-repeated="1021"/>
        </table:table-row>
        <table:table-row table:style-name="ro1">
          <table:table-cell office:value-type="string" calcext:value-type="string">
            <text:p>MTD_NAND_S3C2410_CLKSTOP</text:p>
          </table:table-cell>
          <table:table-cell office:value-type="string" calcext:value-type="string">
            <text:p>Stop the clock to the NAND controller when there is no chip selected to save power. This will mean there is a small delay when the is NAND chip selected or released, but will save approximately 5mA of power when there is nothing happening.</text:p>
          </table:table-cell>
          <table:table-cell table:number-columns-repeated="1022"/>
        </table:table-row>
        <table:table-row table:style-name="ro1">
          <table:table-cell office:value-type="string" calcext:value-type="string">
            <text:p>MTD_SPI_NOR_USE_4K_SECTORS</text:p>
          </table:table-cell>
          <table:table-cell office:value-type="string" calcext:value-type="string">
            <text:p>Many flash memories support erasing small (4096 B) sectors. Depending on the usage this feature may provide performance gain in comparison to erasing whole blocks (32/64 KiB). Changing a small part of the flash's contents is usually faster with small sectors. On the other hand erasing should be faster when using 64 KiB block instead of 16 × 4 KiB sectors. <text:s/>Please note that some tools/drivers/filesystems may not work with 4096 B erase size (e.g. UBIFS requires 15 KiB as a minimum).</text:p>
          </table:table-cell>
          <table:table-cell table:number-columns-repeated="1022"/>
        </table:table-row>
        <table:table-row table:style-name="ro1">
          <table:table-cell office:value-type="string" calcext:value-type="string">
            <text:p>SRAM</text:p>
          </table:table-cell>
          <table:table-cell office:value-type="string" calcext:value-type="string">
            <text:p>This driver allows you to declare a memory region to be managed by the genalloc API. It is supposed to be used for small on-chip SRAM areas found on many SoCs.</text:p>
          </table:table-cell>
          <table:table-cell table:number-columns-repeated="1022"/>
        </table:table-row>
        <table:table-row table:style-name="ro1">
          <table:table-cell office:value-type="string" calcext:value-type="string">
            <text:p>EEPROM_AT24</text:p>
          </table:table-cell>
          <table:table-cell office:value-type="string" calcext:value-type="string">
            <text:p>Enable this driver to get read/write support to most I2C EEPROMs and compatible devices like FRAMs, SRAMs, ROMs etc. After you configure the driver to know about each chip on your target board. <text:s/>Use these generic chip names, instead of vendor-specific ones like at24c64, 24lc02 or fm24c04: <text:s text:c="4"/>24c00, 24c01, 24c02, spd (readonly 24c02), 24c04, 24c08, <text:s text:c="3"/>24c16, 24c32, 24c64, 24c128, 24c256, 24c512, 24c1024 <text:s/>Unless you like data loss puzzles, always be sure that any chip you configure as a 24c32 (32 kbit) or larger is NOT really a 24c16 (16 kbit) or smaller, and vice versa. Marking the chip as read-only won't help recover from this. Also, if your chip has any software write-protect mechanism you may want to review the code to make sure this driver won't turn it on by accident. <text:s/>If you use this with an SMBus adapter instead of an I2C adapter, full functionality is not available. <text:s/>Only smaller devices are supported (24c16 and below, max 4 kByte). <text:s/>This driver can also be built as a module. <text:s/>If so, the module will be called at24.</text:p>
          </table:table-cell>
          <table:table-cell table:number-columns-repeated="1022"/>
        </table:table-row>
        <table:table-row table:style-name="ro1">
          <table:table-cell office:value-type="string" calcext:value-type="string">
            <text:p>SCSI_IZIP_SLOW_CTR</text:p>
          </table:table-cell>
          <table:table-cell office:value-type="string" calcext:value-type="string">
            <text:p>Some parallel ports are known to have excessive delays between changing the parallel port control register and good data being available on the parallel port data/status register. This option forces a small delay (1.0 usec to be exact) after changing the control register to let things settle out. Enabling this option may result in a big drop in performance but some very old parallel ports (found in 386 vintage machines) will not work properly. <text:s/>Generally, saying N is fine.</text:p>
          </table:table-cell>
          <table:table-cell table:number-columns-repeated="1022"/>
        </table:table-row>
        <table:table-row table:style-name="ro1">
          <table:table-cell office:value-type="string" calcext:value-type="string">
            <text:p>SCSI_DEBUG</text:p>
          </table:table-cell>
          <table:table-cell office:value-type="string" calcext:value-type="string">
            <text:p>This pseudo driver simulates one or more hosts (SCSI initiators), each with one or more targets, each with one or more logical units. Defaults to one of each, creating a small RAM disk device. Many parameters found in the /sys/bus/pseudo/drivers/scsi_debug directory can be tweaked at run time. See &lt;http://sg.danny.cz/sg/sdebug26.html&gt; for more information. Mainly used for testing and best as a module. If unsure, say N.</text:p>
          </table:table-cell>
          <table:table-cell table:number-columns-repeated="1022"/>
        </table:table-row>
        <table:table-row table:style-name="ro1">
          <table:table-cell office:value-type="string" calcext:value-type="string">
            <text:p>MD_RAID10</text:p>
          </table:table-cell>
          <table:table-cell office:value-type="string" calcext:value-type="string">
            <text:p>RAID-10 provides a combination of striping (RAID-0) and mirroring (RAID-1) with easier configuration and more flexible layout. Unlike RAID-0, but like RAID-1, RAID-10 requires all devices to be the same size (or at least, only as much as the smallest device will be used). RAID-10 provides a variety of layouts that provide different levels of redundancy and performance. <text:s/>RAID-10 requires mdadm-1.7.0 or later, available at: <text:s/>https://www.kernel.org/pub/linux/utils/raid/mdadm/ <text:s/>If unsure, say Y.</text:p>
          </table:table-cell>
          <table:table-cell table:number-columns-repeated="1022"/>
        </table:table-row>
        <table:table-row table:style-name="ro1">
          <table:table-cell office:value-type="string" calcext:value-type="string">
            <text:p>DM_CACHE</text:p>
          </table:table-cell>
          <table:table-cell office:value-type="string" calcext:value-type="string">
            <text:p>dm-cache attempts to improve performance of a block device by moving frequently used data to a smaller, higher performance device. <text:s/>Different 'policy' plugins can be used to change the algorithms used to select which blocks are promoted, demoted, cleaned etc. <text:s/>It supports writeback and writethrough modes.</text:p>
          </table:table-cell>
          <table:table-cell table:number-columns-repeated="1022"/>
        </table:table-row>
        <table:table-row table:style-name="ro1">
          <table:table-cell office:value-type="string" calcext:value-type="string">
            <text:p>ATM_ENI_TUNE_BURST</text:p>
          </table:table-cell>
          <table:table-cell office:value-type="string" calcext:value-type="string">
            <text:p>In order to obtain good throughput, the ENI NIC can transfer multiple words of data per PCI bus access cycle. Such a multi-word transfer is called a burst. <text:s/>The default settings for the burst sizes are suitable for most PCI chipsets. However, in some cases, large bursts may overrun buffers in the PCI chipset and cause data corruption. In such cases, large bursts must be disabled and only (slower) small bursts can be used. The burst sizes can be set independently in the send (TX) and receive (RX) direction. <text:s/>Note that enabling many different burst sizes in the same direction may increase the cost of setting up a transfer such that the resulting throughput is lower than when using only the largest available burst size. <text:s/>Also, sometimes larger bursts lead to lower throughput, e.g. on an Intel 440FX board, a drop from 135 Mbps to 103 Mbps was observed when going from 8W to 16W bursts.</text:p>
          </table:table-cell>
          <table:table-cell table:number-columns-repeated="1022"/>
        </table:table-row>
        <table:table-row table:style-name="ro1">
          <table:table-cell office:value-type="string" calcext:value-type="string">
            <text:p>ATM_FORE200E_TX_RETRY</text:p>
          </table:table-cell>
          <table:table-cell office:value-type="string" calcext:value-type="string">
            <text:p>Specifies the number of times the driver attempts to transmit a message before giving up, if the transmit queue of the ATM card is transiently saturated. <text:s/>Saturation of the transmit queue may occur only under extreme conditions, e.g. when a fast host continuously submits very small frames (&lt;64 bytes) or raw AAL0 cells (48 bytes) to the ATM adapter. <text:s/>Note that under common conditions, it is unlikely that you encounter a saturation of the transmit queue, so the retry mechanism never comes into play.</text:p>
          </table:table-cell>
          <table:table-cell table:number-columns-repeated="1022"/>
        </table:table-row>
        <table:table-row table:style-name="ro1">
          <table:table-cell office:value-type="string" calcext:value-type="string">
            <text:p>MACE_AAUI_PORT</text:p>
          </table:table-cell>
          <table:table-cell office:value-type="string" calcext:value-type="string">
            <text:p>Some Apple machines (notably the Apple Network Server) which use the MACE ethernet chip have an Apple AUI port (small 15-pin connector), instead of an 8-pin RJ45 connector for twisted-pair ethernet. <text:s/>Say Y here if you have such a machine. <text:s/>If unsure, say N. The driver will default to AAUI on ANS anyway, and if you use it as a module, you can provide the port_aaui=0|1 to force the driver.</text:p>
          </table:table-cell>
          <table:table-cell table:number-columns-repeated="1022"/>
        </table:table-row>
        <table:table-row table:style-name="ro1">
          <table:table-cell office:value-type="string" calcext:value-type="string">
            <text:p>TULIP_NAPI_HW_MITIGATION</text:p>
          </table:table-cell>
          <table:table-cell office:value-type="string" calcext:value-type="string">
            <text:p>Use HW to reduce RX interrupts. Not strictly necessary since NAPI reduces RX interrupts by itself. Interrupt mitigation reduces RX interrupts even at low levels of traffic at the cost of a small latency. <text:s/>If in doubt, say Y.</text:p>
          </table:table-cell>
          <table:table-cell table:number-columns-repeated="1022"/>
        </table:table-row>
        <table:table-row table:style-name="ro1">
          <table:table-cell office:value-type="string" calcext:value-type="string">
            <text:p>SKGE</text:p>
          </table:table-cell>
          <table:table-cell office:value-type="string" calcext:value-type="string">
            <text:p>This driver support the Marvell Yukon or SysKonnect SK-98xx/SK-95xx and related Gigabit Ethernet adapters. It is a new smaller driver with better performance and more complete ethtool support. <text:s/>It does not support the link failover and network management features that "portable" vendor supplied sk98lin driver does. <text:s/>This driver supports adapters based on the original Yukon chipset: Marvell 88E8001, Belkin F5D5005, CNet GigaCard, DLink DGE-530T, Linksys EG1032/EG1064, 3Com 3C940/3C940B, SysKonnect SK-9871/9872. <text:s/>It does not support the newer Yukon2 chipset: a separate driver, sky2, is provided for these adapters. <text:s/>To compile this driver as a module, choose M here: the module will be called skge. <text:s/>This is recommended.</text:p>
          </table:table-cell>
          <table:table-cell table:number-columns-repeated="1022"/>
        </table:table-row>
        <table:table-row table:style-name="ro1">
          <table:table-cell office:value-type="string" calcext:value-type="string">
            <text:p>SKGE_GENESIS</text:p>
          </table:table-cell>
          <table:table-cell office:value-type="string" calcext:value-type="string">
            <text:p>This enables support for the older and uncommon SysKonnect Genesis chips, which support MII via an external transceiver, instead of an internal one. Disabling this option will save some memory by making code smaller. If unsure say Y.</text:p>
          </table:table-cell>
          <table:table-cell table:number-columns-repeated="1022"/>
        </table:table-row>
        <table:table-row table:style-name="ro1">
          <table:table-cell office:value-type="string" calcext:value-type="string">
            <text:p>8139TOO_8129</text:p>
          </table:table-cell>
          <table:table-cell office:value-type="string" calcext:value-type="string">
            <text:p>This enables support for the older and uncommon RTL-8129 and RTL-8130 chips, which support MII via an external transceiver, instead of an internal one. <text:s/>Disabling this option will save some memory by making the code size smaller. <text:s/>If unsure, say Y.</text:p>
          </table:table-cell>
          <table:table-cell table:number-columns-repeated="1022"/>
        </table:table-row>
        <table:table-row table:style-name="ro1">
          <table:table-cell office:value-type="string" calcext:value-type="string">
            <text:p>USB_USBNET</text:p>
          </table:table-cell>
          <table:table-cell office:value-type="string" calcext:value-type="string">
            <text:p>This driver supports several kinds of network links over USB, with "minidrivers" built around a common network driver core that supports deep queues for efficient transfers. <text:s/>(This gives better performance with small packets and at high speeds). <text:s/>The USB host runs "usbnet", and the other end of the link might be: <text:s/>- Another USB host, when using USB "network" or "data transfer" <text:s text:c="2"/>cables. <text:s/>These are often used to network laptops to PCs, like <text:s text:c="2"/>"Laplink" parallel cables or some motherboards. <text:s/>These rely <text:s text:c="2"/>on specialized chips from many suppliers. <text:s/>- An intelligent USB gadget, perhaps embedding a Linux system. <text:s text:c="2"/>These include PDAs running Linux (iPaq, Yopy, Zaurus, and <text:s text:c="2"/>others), and devices that interoperate using the standard <text:s text:c="2"/>CDC-Ethernet specification (including many cable modems). <text:s/>- Network adapter hardware (like those for 10/100 Ethernet) which <text:s text:c="2"/>uses this driver framework. <text:s/>The link will appear with a name like "usb0", when the link is a two-node link, or "eth0" for most CDC-Ethernet devices. <text:s/>Those two-node links are most easily managed with Ethernet Bridging (CONFIG_BRIDGE) instead of routing. <text:s/>For more information see &lt;http://www.linux-usb.org/usbnet/&gt;. <text:s/>To compile this driver as a module, choose M here: the module will be called usbnet.</text:p>
          </table:table-cell>
          <table:table-cell table:number-columns-repeated="1022"/>
        </table:table-row>
        <table:table-row table:style-name="ro1">
          <table:table-cell office:value-type="string" calcext:value-type="string">
            <text:p>BRCM_TRACING</text:p>
          </table:table-cell>
          <table:table-cell office:value-type="string" calcext:value-type="string">
            <text:p>If you say Y here, the Broadcom wireless drivers will register with ftrace to dump event information into the trace ringbuffer. Tracing can be enabled at runtime to aid in debugging wireless issues. This option adds a small amount of overhead when tracing is disabled. If unsure, say Y to allow developers to better help you when wireless problems occur.</text:p>
          </table:table-cell>
          <table:table-cell table:number-columns-repeated="1022"/>
        </table:table-row>
        <table:table-row table:style-name="ro1">
          <table:table-cell office:value-type="string" calcext:value-type="string">
            <text:p>IWLWIFI_DEVICE_TRACING</text:p>
          </table:table-cell>
          <table:table-cell office:value-type="string" calcext:value-type="string">
            <text:p>Say Y here to trace all commands, including TX frames and IO accesses, sent to the device. If you say yes, iwlwifi will register with the ftrace framework for event tracing and dump all this information to the ringbuffer, you may need to increase the ringbuffer size. See the ftrace documentation for more information. <text:s/>When tracing is not enabled, this option still has some (though rather small) overhead. <text:s/>If unsure, say Y so we can help you better when problems occur.</text:p>
          </table:table-cell>
          <table:table-cell table:number-columns-repeated="1022"/>
        </table:table-row>
        <table:table-row table:style-name="ro1">
          <table:table-cell office:value-type="string" calcext:value-type="string">
            <text:p>RTL8XXXU</text:p>
          </table:table-cell>
          <table:table-cell office:value-type="string" calcext:value-type="string">
            <text:p>This is an alternative driver for various Realtek RTL8XXX parts written to utilize the Linux mac80211 stack. The driver is known to work with a number of RTL8723AU, RL8188CU, RTL8188RU, RTL8191CU, and RTL8192CU devices <text:s/>This driver is under development and has a limited feature set. In particular it does not yet support 40MHz channels and power management. However it should have a smaller memory footprint than the vendor drivers and benefits from the in kernel mac80211 stack. <text:s/>It can coexist with drivers from drivers/staging/rtl8723au, drivers/staging/rtl8192u, and drivers/net/wireless/rtlwifi, but you will need to control which module you wish to load. <text:s/>To compile this driver as a module, choose M here: the module will be called r8xxxu. <text:s/>If unsure, say N.</text:p>
          </table:table-cell>
          <table:table-cell table:number-columns-repeated="1022"/>
        </table:table-row>
        <table:table-row table:style-name="ro1">
          <table:table-cell office:value-type="string" calcext:value-type="string">
            <text:p>WILINK_PLATFORM_DATA</text:p>
          </table:table-cell>
          <table:table-cell office:value-type="string" calcext:value-type="string">
            <text:p>Small platform data bit needed to pass data to the sdio modules.</text:p>
          </table:table-cell>
          <table:table-cell table:number-columns-repeated="1022"/>
        </table:table-row>
        <table:table-row table:style-name="ro1">
          <table:table-cell office:value-type="string" calcext:value-type="string">
            <text:p>UML_RANDOM</text:p>
          </table:table-cell>
          <table:table-cell office:value-type="string" calcext:value-type="string">
            <text:p>This option enables UML's "hardware" random number generator. <text:s/>It attaches itself to the host's /dev/random, supplying as much entropy as the host has, rather than the small amount the UML gets from its own drivers. <text:s/>It registers itself as a standard hardware random number generator, major 10, minor 183, and the canonical device name is /dev/hwrng. The way to make use of this is to install the rng-tools package (check your distro, or download from http://sourceforge.net/projects/gkernel/). <text:s/>rngd periodically reads /dev/hwrng and injects the entropy into /dev/random.</text:p>
          </table:table-cell>
          <table:table-cell table:number-columns-repeated="1022"/>
        </table:table-row>
        <table:table-row table:style-name="ro1">
          <table:table-cell office:value-type="string" calcext:value-type="string">
            <text:p>PINCTRL_AMD</text:p>
          </table:table-cell>
          <table:table-cell office:value-type="string" calcext:value-type="string">
            <text:p>driver for memory mapped GPIO functionality on AMD platforms (x86 or arm).Most pins are usually muxed to some other functionality by firmware,so only a small amount is available for gpio use. <text:s/>Requires ACPI/FDT device enumeration code to set up a platform device.</text:p>
          </table:table-cell>
          <table:table-cell table:number-columns-repeated="1022"/>
        </table:table-row>
        <table:table-row table:style-name="ro1">
          <table:table-cell office:value-type="string" calcext:value-type="string">
            <text:p>PINCTRL_BAYTRAIL</text:p>
          </table:table-cell>
          <table:table-cell office:value-type="string" calcext:value-type="string">
            <text:p>driver for memory mapped GPIO functionality on Intel Baytrail platforms. Supports 3 banks with 102, 28 and 44 gpios. Most pins are usually muxed to some other functionality by firmware, so only a small amount is available for gpio use. <text:s/>Requires ACPI device enumeration code to set up a platform device.</text:p>
          </table:table-cell>
          <table:table-cell table:number-columns-repeated="1022"/>
        </table:table-row>
        <table:table-row table:style-name="ro1">
          <table:table-cell office:value-type="string" calcext:value-type="string">
            <text:p>REGULATOR_MAX8973</text:p>
          </table:table-cell>
          <table:table-cell office:value-type="string" calcext:value-type="string">
            <text:p>The MAXIM MAX8973 high-efficiency. three phase, DC-DC step-down switching regulator delievers up to 9A of output current. Each phase operates at a 2MHz fixed frequency with a 120 deg shift from the adjacent phase, allowing the use of small magnetic component.</text:p>
          </table:table-cell>
          <table:table-cell table:number-columns-repeated="1022"/>
        </table:table-row>
        <table:table-row table:style-name="ro1">
          <table:table-cell office:value-type="string" calcext:value-type="string">
            <text:p>DVB_USB_DIB0700</text:p>
          </table:table-cell>
          <table:table-cell office:value-type="string" calcext:value-type="string">
            <text:p>Support for USB2.0/1.1 DVB receivers based on the DiB0700 USB bridge. The USB bridge is also present in devices having the DiB7700 DVB-T-USB silicon. This chip can be found in devices offered by Hauppauge, Avermedia and other big and small companies. <text:s/>For an up-to-date list of devices supported by this driver, have a look on the LinuxTV Wiki at www.linuxtv.org. <text:s/>Say Y if you own such a device and want to use it. You should build it as a module.</text:p>
          </table:table-cell>
          <table:table-cell table:number-columns-repeated="1022"/>
        </table:table-row>
        <table:table-row table:style-name="ro1">
          <table:table-cell office:value-type="string" calcext:value-type="string">
            <text:p>VGA_ARB_MAX_GPUS</text:p>
          </table:table-cell>
          <table:table-cell office:value-type="string" calcext:value-type="string">
            <text:p>Reserves space in the kernel to maintain resource locking for multiple GPUS. <text:s/>The overhead for each GPU is very small.</text:p>
          </table:table-cell>
          <table:table-cell table:number-columns-repeated="1022"/>
        </table:table-row>
        <table:table-row table:style-name="ro1">
          <table:table-cell office:value-type="string" calcext:value-type="string">
            <text:p>VGACON_SOFT_SCROLLBACK</text:p>
          </table:table-cell>
          <table:table-cell office:value-type="string" calcext:value-type="string">
            <text:p>The scrollback buffer of the standard VGA console is located in the VGA RAM. <text:s/>The size of this RAM is fixed and is quite small. If you require a larger scrollback buffer, this can be placed in System RAM which is dynamically allocated during initialization. Placing the scrollback buffer in System RAM will slightly slow down the console. <text:s/>If you want this feature, say 'Y' here and enter the amount of RAM to allocate for this buffer. <text:s/>If unsure, say 'N'.</text:p>
          </table:table-cell>
          <table:table-cell table:number-columns-repeated="1022"/>
        </table:table-row>
        <table:table-row table:style-name="ro1">
          <table:table-cell office:value-type="string" calcext:value-type="string">
            <text:p>USB_LCD</text:p>
          </table:table-cell>
          <table:table-cell office:value-type="string" calcext:value-type="string">
            <text:p>Say Y here if you want to connect an USBLCD to your computer's USB port. The USBLCD is a small USB interface board for alphanumeric LCD modules. See &lt;http://www.usblcd.de/&gt; for more information. <text:s/>To compile this driver as a module, choose M here: the module will be called usblcd.</text:p>
          </table:table-cell>
          <table:table-cell table:number-columns-repeated="1022"/>
        </table:table-row>
        <table:table-row table:style-name="ro1">
          <table:table-cell office:value-type="string" calcext:value-type="string">
            <text:p>RTC_DRV_AT91SAM9</text:p>
          </table:table-cell>
          <table:table-cell office:value-type="string" calcext:value-type="string">
            <text:p>Some AT91SAM9 SoCs provide an RTT (Real Time Timer) block which can be used as an RTC thanks to the backup power supply (e.g. a small coin cell battery) which keeps this block and the GPBR (General Purpose Backup Registers) block powered when the device is shutdown. Some AT91SAM9 SoCs provide a real RTC block, on those ones you'd probably want to use the real RTC block instead of the "RTT as an RTC" driver.</text:p>
          </table:table-cell>
          <table:table-cell table:number-columns-repeated="1022"/>
        </table:table-row>
        <table:table-row table:style-name="ro1">
          <table:table-cell office:value-type="string" calcext:value-type="string">
            <text:p>UIO</text:p>
          </table:table-cell>
          <table:table-cell office:value-type="string" calcext:value-type="string">
            <text:p>Enable this to allow the userspace driver core code to be built. <text:s/>This code allows userspace programs easy access to kernel interrupts and memory locations, allowing some drivers to be written in userspace. <text:s/>Note that a small kernel driver is also required for interrupt handling to work properly. <text:s/>If you don't know what to do here, say N.</text:p>
          </table:table-cell>
          <table:table-cell table:number-columns-repeated="1022"/>
        </table:table-row>
        <table:table-row table:style-name="ro1">
          <table:table-cell office:value-type="string" calcext:value-type="string">
            <text:p>VIRTIO_PCI_LEGACY</text:p>
          </table:table-cell>
          <table:table-cell office:value-type="string" calcext:value-type="string">
            <text:p>Virtio PCI Card 0.9.X Draft (circa 2014) and older device support. <text:s/>This option enables building a transitional driver, supporting both devices conforming to Virtio 1 specification, and legacy devices. If disabled, you get a slightly smaller, non-transitional driver, with no legacy compatibility. <text:s/>So look out into your driveway. <text:s/>Do you have a flying car? <text:s/>If so, you can happily disable this option and virtio will not break. <text:s/>Otherwise, leave it set. <text:s/>Unless you're testing what life will be like in The Future. <text:s/>If unsure, say Y.</text:p>
          </table:table-cell>
          <table:table-cell table:number-columns-repeated="1022"/>
        </table:table-row>
        <table:table-row table:style-name="ro1">
          <table:table-cell office:value-type="string" calcext:value-type="string">
            <text:p>ION_CHUNK_HEAP</text:p>
          </table:table-cell>
          <table:table-cell office:value-type="string" calcext:value-type="string">
            <text:p>Choose this option to enable chunk heaps with Ion. This heap is similar in function the carveout heap but memory is broken down into smaller chunk sizes, typically corresponding to a TLB size. Unless you know your system has these regions, you should say N here.</text:p>
          </table:table-cell>
          <table:table-cell table:number-columns-repeated="1022"/>
        </table:table-row>
        <table:table-row table:style-name="ro1">
          <table:table-cell office:value-type="string" calcext:value-type="string">
            <text:p>FB_TFT_ST7789V</text:p>
          </table:table-cell>
          <table:table-cell office:value-type="string" calcext:value-type="string">
            <text:p>This enables generic framebuffer support for the Sitronix ST7789V display controller. The controller is intended for small color displays with a resolution of up to 320x240 pixels. <text:s/>Say Y if you have such a display that utilizes this controller.</text:p>
          </table:table-cell>
          <table:table-cell table:number-columns-repeated="1022"/>
        </table:table-row>
        <table:table-row table:style-name="ro1">
          <table:table-cell office:value-type="string" calcext:value-type="string">
            <text:p>RAS_CEC</text:p>
          </table:table-cell>
          <table:table-cell office:value-type="string" calcext:value-type="string">
            <text:p>This is a small cache which collects correctable memory errors per 4K page PFN and counts their repeated occurrence. Once the counter for a PFN overflows, we try to soft-offline that page as we take it to mean that it has reached a relatively high error count and would probably be best if we don't use it anymore. <text:s/>Bear in mind that this is absolutely useless if your platform doesn't have ECC DIMMs and doesn't have DRAM ECC checking enabled in the BIOS.</text:p>
          </table:table-cell>
          <table:table-cell table:number-columns-repeated="1022"/>
        </table:table-row>
        <table:table-row table:style-name="ro1">
          <table:table-cell office:value-type="string" calcext:value-type="string">
            <text:p>ACPI_REDUCED_HARDWARE_ONLY</text:p>
          </table:table-cell>
          <table:table-cell office:value-type="string" calcext:value-type="string">
            <text:p>This config item changes the way the ACPI code is built. <text:s/>When this option is selected, the kernel will use a specialized version of ACPICA that ONLY supports the ACPI "reduced hardware" mode. <text:s/>The resulting kernel will be smaller but it will also be restricted to running in ACPI reduced hardware mode ONLY. <text:s/>If you are unsure what to do, do not enable this option.</text:p>
          </table:table-cell>
          <table:table-cell table:number-columns-repeated="1022"/>
        </table:table-row>
        <table:table-row table:style-name="ro1">
          <table:table-cell office:value-type="string" calcext:value-type="string">
            <text:p>MKISS</text:p>
          </table:table-cell>
          <table:table-cell office:value-type="string" calcext:value-type="string">
            <text:p>KISS is a protocol used for the exchange of data between a computer and a Terminal Node Controller (a small embedded system commonly used for networking over AX.25 amateur radio connections</text:p>
          </table:table-cell>
          <table:table-cell office:value-type="string" calcext:value-type="string">
            <text:p><text:s/>it connects the computer's serial port with the radio's microphone input and speaker output). <text:s/>Although KISS is less advanced than the 6pack protocol, it has the advantage that it is already supported by most modern TNCs without the need for a firmware upgrade. <text:s/>To compile this driver as a module, choose M here: the module will be called mkiss.</text:p>
          </table:table-cell>
          <table:table-cell table:number-columns-repeated="1021"/>
        </table:table-row>
        <table:table-row table:style-name="ro1">
          <table:table-cell office:value-type="string" calcext:value-type="string">
            <text:p>DMASCC</text:p>
          </table:table-cell>
          <table:table-cell office:value-type="string" calcext:value-type="string">
            <text:p>This is a driver for high-speed SCC boards, i.e. those supporting DMA on one port. You usually use those boards to connect your computer to an amateur radio modem (such as the WA4DSY 56kbps modem), in order to send and receive AX.25 packet radio network traffic. <text:s/>Currently, this driver supports Ottawa PI/PI2, Paccomm/Gracilis PackeTwin, and S5SCC/DMA boards. They are detected automatically. If you have one of these cards, say Y here and read the AX25-HOWTO, available from &lt;http://www.tldp.org/docs.html#howto&gt;. <text:s/>This driver can operate multiple boards simultaneously. If you compile it as a module (by saying M instead of Y), it will be called dmascc. If you don't pass any parameter to the driver, all possible I/O addresses are probed. This could irritate other devices that are currently not in use. You may specify the list of addresses to be probed by "dmascc.io=addr1,addr2,..." (when compiled into the kernel image) or "io=addr1,addr2,..." (when loaded as a module). The network interfaces will be called dmascc0 and dmascc1 for the board detected first, dmascc2 and dmascc3 for the second one, and so on. <text:s/>Before you configure each interface with ifconfig, you MUST set certain parameters, such as channel access timing, clock mode, and DMA channel. This is accomplished with a small utility program, dmascc_cfg, available at &lt;http://www.linux-ax25.org/wiki/Ax25-tools&gt;. Please be sure to get at least version 1.27 of dmascc_cfg, as older versions will not work with the current driver.</text:p>
          </table:table-cell>
          <table:table-cell table:number-columns-repeated="1022"/>
        </table:table-row>
        <table:table-row table:style-name="ro1">
          <table:table-cell office:value-type="string" calcext:value-type="string">
            <text:p>DEBUG_PAGEALLOC</text:p>
          </table:table-cell>
          <table:table-cell office:value-type="string" calcext:value-type="string">
            <text:p>Unmap pages from the kernel linear mapping after free_pages(). Depending on runtime enablement, this results in a small or large slowdown, but helps to find certain types of memory corruption. <text:s/>For architectures which don't enable ARCH_SUPPORTS_DEBUG_PAGEALLOC, fill the pages with poison patterns after free_pages() and verify the patterns before alloc_pages(). <text:s/>Additionally, this option cannot be enabled in combination with hibernation as that would result in incorrect warnings of memory corruption after a resume because free pages are not saved to the suspend image. <text:s/>By default this option will have a small overhead, e.g. by not allowing the kernel mapping to be backed by large pages on some architectures. Even bigger overhead comes when the debugging is enabled by DEBUG_PAGEALLOC_ENABLE_DEFAULT or the debug_pagealloc command line parameter.</text:p>
          </table:table-cell>
          <table:table-cell table:number-columns-repeated="1022"/>
        </table:table-row>
        <table:table-row table:style-name="ro1">
          <table:table-cell office:value-type="string" calcext:value-type="string">
            <text:p>DEBUG_TIMEKEEPING</text:p>
          </table:table-cell>
          <table:table-cell office:value-type="string" calcext:value-type="string">
            <text:p>This option will enable additional timekeeping sanity checks which may be helpful when diagnosing issues where timekeeping problems are suspected. <text:s/>This may include checks in the timekeeping hotpaths, so this option may have a (very small) performance impact to some workloads. <text:s/>If unsure, say N.</text:p>
          </table:table-cell>
          <table:table-cell table:number-columns-repeated="1022"/>
        </table:table-row>
        <table:table-row table:style-name="ro1">
          <table:table-cell office:value-type="string" calcext:value-type="string">
            <text:p>FUNCTION_TRACER</text:p>
          </table:table-cell>
          <table:table-cell office:value-type="string" calcext:value-type="string">
            <text:p>Enable the kernel to trace every kernel function. This is done by using a compiler feature to insert a small, 5-byte No-Operation instruction at the beginning of every kernel function, which NOP sequence is then dynamically patched into a tracer call when tracing is enabled by the administrator. If it's runtime disabled (the bootup default), then the overhead of the instructions is very small and not measurable even in micro-benchmarks.</text:p>
          </table:table-cell>
          <table:table-cell table:number-columns-repeated="1022"/>
        </table:table-row>
        <table:table-row table:style-name="ro1">
          <table:table-cell office:value-type="string" calcext:value-type="string">
            <text:p>KERNEL_BZIP2</text:p>
          </table:table-cell>
          <table:table-cell office:value-type="string" calcext:value-type="string">
            <text:p>Its compression ratio and speed is intermediate. Decompression speed is slowest among the choices. <text:s/>The kernel size is about 10% smaller with bzip2, in comparison to gzip. Bzip2 uses a large amount of memory. For modern kernels you will need at least 8MB RAM or more for booting.</text:p>
          </table:table-cell>
          <table:table-cell table:number-columns-repeated="1022"/>
        </table:table-row>
        <table:table-row table:style-name="ro1">
          <table:table-cell office:value-type="string" calcext:value-type="string">
            <text:p>KERNEL_LZMA</text:p>
          </table:table-cell>
          <table:table-cell office:value-type="string" calcext:value-type="string">
            <text:p>This compression algorithm's ratio is best. <text:s/>Decompression speed is between gzip and bzip2. <text:s/>Compression is slowest. The kernel size is about 33% smaller with LZMA in comparison to gzip.</text:p>
          </table:table-cell>
          <table:table-cell table:number-columns-repeated="1022"/>
        </table:table-row>
        <table:table-row table:style-name="ro1">
          <table:table-cell office:value-type="string" calcext:value-type="string">
            <text:p>KERNEL_XZ</text:p>
          </table:table-cell>
          <table:table-cell office:value-type="string" calcext:value-type="string">
            <text:p>XZ uses the LZMA2 algorithm and instruction set specific BCJ filters which can improve compression ratio of executable code. The size of the kernel is about 30% smaller with XZ in comparison to gzip. On architectures for which there is a BCJ filter (i386, x86_64, ARM, IA-64, PowerPC, and SPARC), XZ will create a few percent smaller kernel than plain LZMA. <text:s/>The speed is about the same as with LZMA: The decompression speed of XZ is better than that of bzip2 but worse than gzip and LZO. Compression is slow.</text:p>
          </table:table-cell>
          <table:table-cell table:number-columns-repeated="1022"/>
        </table:table-row>
        <table:table-row table:style-name="ro1">
          <table:table-cell office:value-type="string" calcext:value-type="string">
            <text:p>SPARSE_IRQ</text:p>
          </table:table-cell>
          <table:table-cell office:value-type="string" calcext:value-type="string">
            <text:p>Sparse irq numbering is useful for distro kernels that want to define a high CONFIG_NR_CPUS value but still want to have low kernel memory footprint on smaller machines. <text:s/>( Sparse irqs can also be beneficial on NUMA boxes, as they spread <text:s text:c="2"/>out the interrupt descriptors in a more NUMA-friendly way. ) <text:s/>If you don't know what to do here, say N.</text:p>
          </table:table-cell>
          <table:table-cell table:number-columns-repeated="1022"/>
        </table:table-row>
        <table:table-row table:style-name="ro1">
          <table:table-cell office:value-type="string" calcext:value-type="string">
            <text:p>VIRT_CPU_ACCOUNTING_NATIVE</text:p>
          </table:table-cell>
          <table:table-cell office:value-type="string" calcext:value-type="string">
            <text:p>Select this option to enable more accurate task and CPU time accounting. <text:s/>This is done by reading a CPU counter on each kernel entry and exit and on transitions within the kernel between system, softirq and hardirq state, so there is a small performance impact. <text:s/>In the case of s390 or IBM POWER &gt; 5, this also enables accounting of stolen time on logically-partitioned systems.</text:p>
          </table:table-cell>
          <table:table-cell table:number-columns-repeated="1022"/>
        </table:table-row>
        <table:table-row table:style-name="ro1">
          <table:table-cell office:value-type="string" calcext:value-type="string">
            <text:p>IRQ_TIME_ACCOUNTING</text:p>
          </table:table-cell>
          <table:table-cell office:value-type="string" calcext:value-type="string">
            <text:p>Select this option to enable fine granularity task irq time accounting. This is done by reading a timestamp on each transitions between softirq and hardirq state, so there can be a small performance impact. <text:s/>If in doubt, say N here.</text:p>
          </table:table-cell>
          <table:table-cell table:number-columns-repeated="1022"/>
        </table:table-row>
        <table:table-row table:style-name="ro1">
          <table:table-cell office:value-type="string" calcext:value-type="string">
            <text:p>TREE_RCU</text:p>
          </table:table-cell>
          <table:table-cell office:value-type="string" calcext:value-type="string">
            <text:p>This option selects the RCU implementation that is designed for very large SMP system with hundreds or thousands of CPUs. <text:s/>It also scales down nicely to smaller systems.</text:p>
          </table:table-cell>
          <table:table-cell table:number-columns-repeated="1022"/>
        </table:table-row>
        <table:table-row table:style-name="ro1">
          <table:table-cell office:value-type="string" calcext:value-type="string">
            <text:p>PREEMPT_RCU</text:p>
          </table:table-cell>
          <table:table-cell office:value-type="string" calcext:value-type="string">
            <text:p>This option selects the RCU implementation that is designed for very large SMP systems with hundreds or thousands of CPUs, but for which real-time response is also required. <text:s/>It also scales down nicely to smaller systems. <text:s/>Select this option if you are unsure.</text:p>
          </table:table-cell>
          <table:table-cell table:number-columns-repeated="1022"/>
        </table:table-row>
        <table:table-row table:style-name="ro1">
          <table:table-cell office:value-type="string" calcext:value-type="string">
            <text:p>RCU_FANOUT</text:p>
          </table:table-cell>
          <table:table-cell office:value-type="string" calcext:value-type="string">
            <text:p>This option controls the fanout of hierarchical implementations of RCU, allowing RCU to work efficiently on machines with large numbers of CPUs. <text:s/>This value must be at least the fourth root of NR_CPUS, which allows NR_CPUS to be insanely large. The default value of RCU_FANOUT should be used for production systems, but if you are stress-testing the RCU implementation itself, small RCU_FANOUT values allow you to test large-system code paths on small(er) systems. <text:s/>Select a specific number if testing RCU itself. Take the default if unsure.</text:p>
          </table:table-cell>
          <table:table-cell table:number-columns-repeated="1022"/>
        </table:table-row>
        <table:table-row table:style-name="ro1">
          <table:table-cell office:value-type="string" calcext:value-type="string">
            <text:p>RCU_FANOUT_LEAF</text:p>
          </table:table-cell>
          <table:table-cell office:value-type="string" calcext:value-type="string">
            <text:p>This option controls the leaf-level fanout of hierarchical implementations of RCU, and allows trading off cache misses against lock contention. <text:s/>Systems that synchronize their scheduling-clock interrupts for energy-efficiency reasons will want the default because the smaller leaf-level fanout keeps lock contention levels acceptably low. <text:s/>Very large systems (hundreds or thousands of CPUs) will instead want to set this value to the maximum value possible in order to reduce the number of cache misses incurred during RCU's grace-period initialization. <text:s/>These systems tend to run CPU-bound, and thus are not helped by synchronized interrupts, and thus tend to skew them, which reduces lock contention enough that large leaf-level fanouts work well. <text:s/>That said, setting leaf-level fanout to a large number will likely cause problematic lock contention on the leaf-level rcu_node structures unless you boot with the skew_tick kernel parameter. <text:s/>Select a specific number if testing RCU itself. <text:s/>Select the maximum permissible value for large systems, but please understand that you may also need to set the skew_tick kernel boot parameter to avoid contention on the rcu_node structure's locks. <text:s/>Take the default if unsure.</text:p>
          </table:table-cell>
          <table:table-cell table:number-columns-repeated="1022"/>
        </table:table-row>
        <table:table-row table:style-name="ro1">
          <table:table-cell office:value-type="string" calcext:value-type="string">
            <text:p>INITRAMFS_COMPRESSION_BZIP2</text:p>
          </table:table-cell>
          <table:table-cell office:value-type="string" calcext:value-type="string">
            <text:p>It's compression ratio and speed is intermediate. Decompression speed is slowest among the choices. The initramfs size is about 10% smaller with bzip2, in comparison to gzip. Bzip2 uses a large amount of memory. For modern kernels you will need at least 8MB RAM or more for booting. <text:s/>If you choose this, keep in mind that you need to have the bzip2 tool available to be able to compress the initram.</text:p>
          </table:table-cell>
          <table:table-cell table:number-columns-repeated="1022"/>
        </table:table-row>
        <table:table-row table:style-name="ro1">
          <table:table-cell office:value-type="string" calcext:value-type="string">
            <text:p>INITRAMFS_COMPRESSION_LZMA</text:p>
          </table:table-cell>
          <table:table-cell office:value-type="string" calcext:value-type="string">
            <text:p>This algorithm's compression ratio is best but has a large dictionary size which might cause issues in memory constrained systems. Decompression speed is between the other choices. Compression is slowest. The initramfs size is about 33% smaller with LZMA in comparison to gzip. <text:s/>If you choose this, keep in mind that you may need to install the xz or lzma tools to be able to compress the initram.</text:p>
          </table:table-cell>
          <table:table-cell table:number-columns-repeated="1022"/>
        </table:table-row>
        <table:table-row table:style-name="ro1">
          <table:table-cell office:value-type="string" calcext:value-type="string">
            <text:p>INITRAMFS_COMPRESSION_XZ</text:p>
          </table:table-cell>
          <table:table-cell office:value-type="string" calcext:value-type="string">
            <text:p>XZ uses the LZMA2 algorithm and has a large dictionary which may cause problems on memory constrained systems. The initramfs size is about 30% smaller with XZ in comparison to gzip. Decompression speed is better than that of bzip2 but worse than gzip and LZO. Compression is slow. <text:s/>If you choose this, keep in mind that you may need to install the xz tool to be able to compress the initram.</text:p>
          </table:table-cell>
          <table:table-cell table:number-columns-repeated="1022"/>
        </table:table-row>
        <table:table-row table:style-name="ro1">
          <table:table-cell office:value-type="string" calcext:value-type="string">
            <text:p>CC_OPTIMIZE_FOR_SIZE</text:p>
          </table:table-cell>
          <table:table-cell office:value-type="string" calcext:value-type="string">
            <text:p>Enabling this option will pass "-Os" instead of "-O2" to your compiler resulting in a smaller kernel. <text:s/>If unsure, say N.</text:p>
          </table:table-cell>
          <table:table-cell table:number-columns-repeated="1022"/>
        </table:table-row>
        <table:table-row table:style-name="ro1">
          <table:table-cell office:value-type="string" calcext:value-type="string">
            <text:p>SYSCTL_SYSCALL</text:p>
          </table:table-cell>
          <table:table-cell office:value-type="string" calcext:value-type="string">
            <text:p>sys_sysctl uses binary paths that have been found challenging to properly maintain and use. <text:s/>The interface in /proc/sys using paths with ascii names is now the primary path to this information. <text:s/>Almost nothing using the binary sysctl interface so if you are trying to save some space it is probably safe to disable this, making your kernel marginally smaller. <text:s/>If unsure say N here.</text:p>
          </table:table-cell>
          <table:table-cell table:number-columns-repeated="1022"/>
        </table:table-row>
        <table:table-row table:style-name="ro1">
          <table:table-cell office:value-type="string" calcext:value-type="string">
            <text:p>BASE_FULL</text:p>
          </table:table-cell>
          <table:table-cell office:value-type="string" calcext:value-type="string">
            <text:p>Disabling this option reduces the size of miscellaneous core kernel data structures. This saves memory on small machines, but may reduce performance.</text:p>
          </table:table-cell>
          <table:table-cell table:number-columns-repeated="1022"/>
        </table:table-row>
        <table:table-row table:style-name="ro1">
          <table:table-cell office:value-type="string" calcext:value-type="string">
            <text:p>SHMEM</text:p>
          </table:table-cell>
          <table:table-cell office:value-type="string" calcext:value-type="string">
            <text:p>The shmem is an internal filesystem used to manage shared memory. It is backed by swap and manages resource limits. It is also exported to userspace as tmpfs if TMPFS is enabled. Disabling this option replaces shmem and tmpfs with the much simpler ramfs code, which may be appropriate on small systems without swap.</text:p>
          </table:table-cell>
          <table:table-cell table:number-columns-repeated="1022"/>
        </table:table-row>
        <table:table-row table:style-name="ro1">
          <table:table-cell office:value-type="string" calcext:value-type="string">
            <text:p>MODULES</text:p>
          </table:table-cell>
          <table:table-cell office:value-type="string" calcext:value-type="string">
            <text:p>Kernel modules are small pieces of compiled code which can be inserted in the running kernel, rather than being permanently built into the kernel. <text:s/>You use the "modprobe" tool to add (and sometimes remove) them. <text:s/>If you say Y here, many parts of the kernel can be built as modules (by answering M instead of Y where indicated): this is most useful for infrequently used options which are not required for booting. <text:s/>For more information, see the man pages for modprobe, lsmod, modinfo, insmod and rmmod. <text:s/>If you say Y here, you will need to run "make modules_install" to put the modules under /lib/modules/ where modprobe can find them (you may need to be root to do this). <text:s/>If unsure, say Y.</text:p>
          </table:table-cell>
          <table:table-cell table:number-columns-repeated="1022"/>
        </table:table-row>
        <table:table-row table:style-name="ro1">
          <table:table-cell office:value-type="string" calcext:value-type="string">
            <text:p>MODULE_UNLOAD</text:p>
          </table:table-cell>
          <table:table-cell office:value-type="string" calcext:value-type="string">
            <text:p>Without this option you will not be able to unload any modules (note that some modules may not be unloadable anyway), which makes your kernel smaller, faster and simpler. <text:s/>If unsure, say Y.</text:p>
          </table:table-cell>
          <table:table-cell table:number-columns-repeated="1022"/>
        </table:table-row>
        <table:table-row table:style-name="ro1">
          <table:table-cell office:value-type="string" calcext:value-type="string">
            <text:p>ZPOOL</text:p>
          </table:table-cell>
          <table:table-cell office:value-type="string" calcext:value-type="string">
            <text:p>Compressed memory storage API. <text:s/>This allows using either zbud or zsmalloc.</text:p>
          </table:table-cell>
          <table:table-cell table:number-columns-repeated="1022"/>
        </table:table-row>
        <table:table-row table:style-name="ro1">
          <table:table-cell office:value-type="string" calcext:value-type="string">
            <text:p>ZSMALLOC</text:p>
          </table:table-cell>
          <table:table-cell office:value-type="string" calcext:value-type="string">
            <text:p>zsmalloc is a slab-based memory allocator designed to store compressed RAM pages. <text:s/>zsmalloc uses virtual memory mapping in order to reduce fragmentation. <text:s/>However, this results in a non-standard allocator interface where a handle, not a pointer, is returned by an alloc(). <text:s/>This handle must be mapped in order to access the allocated space.</text:p>
          </table:table-cell>
          <table:table-cell table:number-columns-repeated="1022"/>
        </table:table-row>
        <table:table-row table:style-name="ro1">
          <table:table-cell office:value-type="string" calcext:value-type="string">
            <text:p>PGTABLE_MAPPING</text:p>
          </table:table-cell>
          <table:table-cell office:value-type="string" calcext:value-type="string">
            <text:p>By default, zsmalloc uses a copy-based object mapping method to access allocations that span two pages. However, if a particular architecture (ex, ARM) performs VM mapping faster than copying, then you should select this. This causes zsmalloc to use page table mapping rather than copying for object mapping. <text:s/>You can check speed with zsmalloc benchmark: https://github.com/spartacus06/zsmapbench</text:p>
          </table:table-cell>
          <table:table-cell table:number-columns-repeated="1022"/>
        </table:table-row>
        <table:table-row table:style-name="ro1">
          <table:table-cell office:value-type="string" calcext:value-type="string">
            <text:p>ZSMALLOC_STAT</text:p>
          </table:table-cell>
          <table:table-cell office:value-type="string" calcext:value-type="string">
            <text:p>This option enables code in the zsmalloc to collect various statistics about whats happening in zsmalloc and exports that information to userspace via debugfs. If unsure, say N.</text:p>
          </table:table-cell>
          <table:table-cell table:number-columns-repeated="1022"/>
        </table:table-row>
        <table:table-row table:style-name="ro1">
          <table:table-cell office:value-type="string" calcext:value-type="string">
            <text:p>MAX_STACK_SIZE_MB</text:p>
          </table:table-cell>
          <table:table-cell office:value-type="string" calcext:value-type="string">
            <text:p>This is the maximum stack size in Megabytes in the VM layout of 32-bit user processes when the stack grows upwards (currently only on parisc and metag arch). The stack will be located at the highest memory address minus the given value, unless the RLIMIT_STACK hard limit is changed to a smaller value in which case that is used. <text:s/>A sane initial value is 80 MB.</text:p>
          </table:table-cell>
          <table:table-cell table:number-columns-repeated="1022"/>
        </table:table-row>
        <table:table-row table:style-name="ro1">
          <table:table-cell office:value-type="string" calcext:value-type="string">
            <text:p>WQ_POWER_EFFICIENT_DEFAULT</text:p>
          </table:table-cell>
          <table:table-cell office:value-type="string" calcext:value-type="string">
            <text:p>Per-cpu workqueues are generally preferred because they show better performance thanks to cache locality</text:p>
          </table:table-cell>
          <table:table-cell office:value-type="string" calcext:value-type="string">
            <text:p><text:s/>unfortunately, per-cpu workqueues tend to be more power hungry than unbound workqueues. <text:s/>Enabling workqueue.power_efficient kernel parameter makes the per-cpu workqueues which were observed to contribute significantly to power consumption unbound, leading to measurably lower power usage at the cost of small performance overhead. <text:s/>This config option determines whether workqueue.power_efficient is enabled by default. <text:s/>If in doubt, say N.</text:p>
          </table:table-cell>
          <table:table-cell table:number-columns-repeated="1021"/>
        </table:table-row>
        <table:table-row table:style-name="ro1">
          <table:table-cell office:value-type="string" calcext:value-type="string">
            <text:p>TCP_CONG_BIC</text:p>
          </table:table-cell>
          <table:table-cell office:value-type="string" calcext:value-type="string">
            <text:p>BIC-TCP is a sender-side only change that ensures a linear RTT fairness under large windows while offering both scalability and bounded TCP-friendliness. The protocol combines two schemes called additive increase and binary search increase. When the congestion window is large, additive increase with a large increment ensures linear RTT fairness as well as good scalability. Under small congestion windows, binary search increase provides TCP friendliness. See http://www.csc.ncsu.edu/faculty/rhee/export/bitcp/</text:p>
          </table:table-cell>
          <table:table-cell table:number-columns-repeated="1022"/>
        </table:table-row>
        <table:table-row table:style-name="ro1">
          <table:table-cell office:value-type="string" calcext:value-type="string">
            <text:p>NFT_SET_BITMAP</text:p>
          </table:table-cell>
          <table:table-cell office:value-type="string" calcext:value-type="string">
            <text:p>This option adds the "bitmap" set type that is used to build sets whose keys are smaller or equal to 16 bits.</text:p>
          </table:table-cell>
          <table:table-cell table:number-columns-repeated="1022"/>
        </table:table-row>
        <table:table-row table:style-name="ro1">
          <table:table-cell office:value-type="string" calcext:value-type="string">
            <text:p>NETFILTER_XT_TARGET_TCPMSS</text:p>
          </table:table-cell>
          <table:table-cell office:value-type="string" calcext:value-type="string">
            <text:p>This option adds a `TCPMSS' target, which allows you to alter the MSS value of TCP SYN packets, to control the maximum size for that connection (usually limiting it to your outgoing interface's MTU minus 40). <text:s/>This is used to overcome criminally braindead ISPs or servers which block ICMP Fragmentation Needed packets. <text:s/>The symptoms of this problem are that everything works fine from your Linux firewall/router, but machines behind it can never exchange large packets: <text:s text:c="6"/>1) Web browsers connect, then hang with no data received. <text:s text:c="6"/>2) Small mail works fine, but large emails hang. <text:s text:c="6"/>3) ssh works fine, but scp hangs after initial handshaking. <text:s/>Workaround: activate this option and add a rule to your firewall configuration like: <text:s/>iptables -A FORWARD -p tcp --tcp-flags SYN,RST SYN \ <text:s text:c="15"/>-j TCPMSS --clamp-mss-to-pmtu <text:s/>To compile it as a module, choose M here. <text:s/>If unsure, say N.</text:p>
          </table:table-cell>
          <table:table-cell table:number-columns-repeated="1022"/>
        </table:table-row>
        <table:table-row table:style-name="ro1">
          <table:table-cell office:value-type="string" calcext:value-type="string">
            <text:p>IP_VS_TAB_BITS</text:p>
          </table:table-cell>
          <table:table-cell office:value-type="string" calcext:value-type="string">
            <text:p>The IPVS connection hash table uses the chaining scheme to handle hash collisions. Using a big IPVS connection hash table will greatly reduce conflicts when there are hundreds of thousands of connections in the hash table. <text:s/>Note the table size must be power of 2. The table size will be the value of 2 to the your input number power. The number to choose is from 8 to 20, the default number is 12, which means the table size is 4096. Don't input the number too small, otherwise you will lose performance on it. You can adapt the table size yourself, according to your virtual server application. It is good to set the table size not far less than the number of connections per second multiplying average lasting time of connection in the table. <text:s/>For example, your virtual server gets 200 connections per second, the connection lasts for 200 seconds in average in the connection table, the table size should be not far less than 200x200, it is good to set the table size 32768 (2**15). <text:s/>Another note that each connection occupies 128 bytes effectively and each hash entry uses 8 bytes, so you can estimate how much memory is needed for your box. <text:s/>You can overwrite this number setting conn_tab_bits module parameter or by appending ip_vs.conn_tab_bits=? to the kernel command line if IP VS was compiled built-in.</text:p>
          </table:table-cell>
          <table:table-cell table:number-columns-repeated="1022"/>
        </table:table-row>
        <table:table-row table:style-name="ro1">
          <table:table-cell office:value-type="string" calcext:value-type="string">
            <text:p>NET_EMATCH</text:p>
          </table:table-cell>
          <table:table-cell office:value-type="string" calcext:value-type="string">
            <text:p>Say Y here if you want to use extended matches on top of classifiers and select the extended matches below. <text:s/>Extended matches are small classification helpers not worth writing a separate classifier for. <text:s/>A recent version of the iproute2 package is required to use extended matches.</text:p>
          </table:table-cell>
          <table:table-cell table:number-columns-repeated="1022"/>
        </table:table-row>
        <table:table-row table:style-name="ro1">
          <table:table-cell office:value-type="string" calcext:value-type="string">
            <text:p>REISERFS_FS</text:p>
          </table:table-cell>
          <table:table-cell office:value-type="string" calcext:value-type="string">
            <text:p>Stores not just filenames but the files themselves in a balanced tree. <text:s/>Uses journalling. <text:s/>Balanced trees are more efficient than traditional file system architectural foundations. <text:s/>In general, ReiserFS is as fast as ext2, but is very efficient with large directories and small files. <text:s/>Additional patches are needed for NFS and quotas, please see <text:s/>&lt;https://reiser4.wiki.kernel.org/index.php/Main_Page&gt; for links. <text:s/>It is more easily extended to have features currently found in database and keyword search systems than block allocation based file systems are. <text:s/>The next version will be so extended, and will support plugins consistent with our motto ``It takes more than a license to make source code open.'' <text:s/>Read &lt;https://reiser4.wiki.kernel.org/index.php/Main_Page&gt; <text:s/>to learn more about reiserfs. <text:s/>Sponsored by Threshold Networks, Emusic.com, and Bigstorage.com. <text:s/>If you like it, you can pay us to add new features to it that you need, buy a support contract, or pay us to port it to another OS.</text:p>
          </table:table-cell>
          <table:table-cell table:number-columns-repeated="1022"/>
        </table:table-row>
        <table:table-row table:style-name="ro1">
          <table:table-cell office:value-type="string" calcext:value-type="string">
            <text:p>OCFS2_FS_O2CB</text:p>
          </table:table-cell>
          <table:table-cell office:value-type="string" calcext:value-type="string">
            <text:p>OCFS2 includes a simple kernelspace clustering package, the OCFS2 Cluster Base. <text:s/>It only requires a very small userspace component to configure it. This comes with the standard ocfs2-tools package. O2CB is limited to maintaining a cluster for OCFS2 file systems. It cannot manage any other cluster applications. <text:s/>It is always safe to say Y here, as the clustering method is run-time selectable.</text:p>
          </table:table-cell>
          <table:table-cell table:number-columns-repeated="1022"/>
        </table:table-row>
        <table:table-row table:style-name="ro1">
          <table:table-cell office:value-type="string" calcext:value-type="string">
            <text:p>NTFS_RW</text:p>
          </table:table-cell>
          <table:table-cell office:value-type="string" calcext:value-type="string">
            <text:p>This enables the partial, but safe, write support in the NTFS driver. <text:s/>The only supported operation is overwriting existing files, without changing the file length. <text:s/>No file or directory creation, deletion or renaming is possible. <text:s/>Note only non-resident files can be written to so you may find that some very small files (&lt;500 bytes or so) cannot be written to. <text:s/>While we cannot guarantee that it will not damage any data, we have so far not received a single report where the driver would have damaged someones data so we assume it is perfectly safe to use. <text:s/>Note: <text:s/>While write support is safe in this version (a rewrite from scratch of the NTFS support), it should be noted that the old NTFS write support, included in Linux 2.5.10 and before (since 1997), is not safe. <text:s/>This is currently useful with TopologiLinux. <text:s/>TopologiLinux is run on top of any DOS/Microsoft Windows system without partitioning your hard disk. <text:s/>Unlike other Linux distributions TopologiLinux does not need its own partition. <text:s/>For more information see &lt;http://topologi-linux.sourceforge.net/&gt; <text:s/>It is perfectly safe to say N here.</text:p>
          </table:table-cell>
          <table:table-cell table:number-columns-repeated="1022"/>
        </table:table-row>
        <table:table-row table:style-name="ro1">
          <table:table-cell office:value-type="string" calcext:value-type="string">
            <text:p>PROC_FS</text:p>
          </table:table-cell>
          <table:table-cell office:value-type="string" calcext:value-type="string">
            <text:p>This is a virtual file system providing information about the status of the system. "Virtual" means that it doesn't take up any space on your hard disk: the files are created on the fly by the kernel when you try to access them. Also, you cannot read the files with older version of the program less: you need to use more or cat. <text:s/>It's totally cool</text:p>
          </table:table-cell>
          <table:table-cell office:value-type="string" calcext:value-type="string">
            <text:p><text:s/>for example, "cat /proc/interrupts" gives information about what the different IRQs are used for at the moment (there is a small number of Interrupt ReQuest lines in your computer that are used by the attached devices to gain the CPU's attention -- often a source of trouble if two devices are mistakenly configured to use the same IRQ). The program procinfo to display some information about your system gathered from the /proc file system. <text:s/>Before you can use the /proc file system, it has to be mounted, meaning it has to be given a location in the directory hierarchy. That location should be /proc. A command such as "mount -t proc proc /proc" or the equivalent line in /etc/fstab does the job. <text:s/>The /proc file system is explained in the file &lt;file:Documentation/filesystems/proc.txt&gt; and on the proc(5) manpage ("man 5 proc"). <text:s/>This option will enlarge your kernel by about 67 KB. Several programs depend on this, so everyone should say Y here.</text:p>
          </table:table-cell>
          <table:table-cell table:number-columns-repeated="1021"/>
        </table:table-row>
        <table:table-row table:style-name="ro1">
          <table:table-cell office:value-type="string" calcext:value-type="string">
            <text:p>JFFS2_CMODE_SIZE</text:p>
          </table:table-cell>
          <table:table-cell office:value-type="string" calcext:value-type="string">
            <text:p>Tries all compressors and chooses the one which has the smallest result.</text:p>
          </table:table-cell>
          <table:table-cell table:number-columns-repeated="1022"/>
        </table:table-row>
        <table:table-row table:style-name="ro1">
          <table:table-cell office:value-type="string" calcext:value-type="string">
            <text:p>JFFS2_CMODE_FAVOURLZO</text:p>
          </table:table-cell>
          <table:table-cell office:value-type="string" calcext:value-type="string">
            <text:p>Tries all compressors and chooses the one which has the smallest result but gives some preference to LZO (which has faster decompression) at the expense of size.</text:p>
          </table:table-cell>
          <table:table-cell table:number-columns-repeated="1022"/>
        </table:table-row>
        <table:table-row table:style-name="ro1">
          <table:table-cell office:value-type="string" calcext:value-type="string">
            <text:p>CRAMFS</text:p>
          </table:table-cell>
          <table:table-cell office:value-type="string" calcext:value-type="string">
            <text:p>Saying Y here includes support for CramFs (Compressed ROM File System). <text:s/>CramFs is designed to be a simple, small, and compressed file system for ROM based embedded systems. <text:s/>CramFs is read-only, limited to 256MB file systems (with 16MB files), and doesn't support 16/32 bits uid/gid, hard links and timestamps. <text:s/>See &lt;file:Documentation/filesystems/cramfs.txt&gt; and &lt;file:fs/cramfs/README&gt; for further information. <text:s/>To compile this as a module, choose M here: the module will be called cramfs. <text:s/>Note that the root file system (the one containing the directory /) cannot be compiled as a module. <text:s/>This filesystem is obsoleted by SquashFS, which is much better in terms of performance and features. <text:s/>If unsure, say N.</text:p>
          </table:table-cell>
          <table:table-cell table:number-columns-repeated="1022"/>
        </table:table-row>
        <table:table-row table:style-name="ro1">
          <table:table-cell office:value-type="string" calcext:value-type="string">
            <text:p>SQUASHFS</text:p>
          </table:table-cell>
          <table:table-cell office:value-type="string" calcext:value-type="string">
            <text:p>Saying Y here includes support for SquashFS 4.0 (a Compressed Read-Only File System). <text:s/>Squashfs is a highly compressed read-only filesystem for Linux. <text:s/>It uses zlib, lzo or xz compression to compress both files, inodes and directories. <text:s/>Inodes in the system are very small and all blocks are packed to minimise data overhead. Block sizes greater than 4K are supported up to a maximum of 1 Mbytes (default block size 128K). <text:s/>SquashFS 4.0 supports 64 bit filesystems and files (larger than 4GB), full uid/gid information, hard links and timestamps. <text:s/>Squashfs is intended for general read-only filesystem use, for archival use (i.e. in cases where a .tar.gz file may be used), and in embedded systems where low overhead is needed. <text:s/>Further information and tools are available from http://squashfs.sourceforge.net. <text:s/>If you want to compile this as a module ( = code which can be inserted in and removed from the running kernel whenever you want), say M here. <text:s/>The module will be called squashfs. <text:s/>Note that the root file system (the one containing the directory /) cannot be compiled as a module. <text:s/>If unsure, say N.</text:p>
          </table:table-cell>
          <table:table-cell table:number-columns-repeated="1022"/>
        </table:table-row>
        <table:table-row table:style-name="ro1">
          <table:table-cell office:value-type="string" calcext:value-type="string">
            <text:p>SQUASHFS_4K_DEVBLK_SIZE</text:p>
          </table:table-cell>
          <table:table-cell office:value-type="string" calcext:value-type="string">
            <text:p>By default Squashfs sets the dev block size (sb_min_blocksize) to 1K or the smallest block size supported by the block device (if larger). <text:s/>This, because blocks are packed together and unaligned in Squashfs, should reduce latency. <text:s/>This, however, gives poor performance on MTD NAND devices where the optimal I/O size is 4K (even though the devices can support smaller block sizes). <text:s/>Using a 4K device block size may also improve overall I/O performance for some file access patterns (e.g. sequential accesses of files in filesystem order) on all media. <text:s/>Setting this option will force Squashfs to use a 4K device block size by default. <text:s/>If unsure, say N.</text:p>
          </table:table-cell>
          <table:table-cell table:number-columns-repeated="1022"/>
        </table:table-row>
        <table:table-row table:style-name="ro1">
          <table:table-cell office:value-type="string" calcext:value-type="string">
            <text:p>ROMFS_FS</text:p>
          </table:table-cell>
          <table:table-cell office:value-type="string" calcext:value-type="string">
            <text:p>This is a very small read-only file system mainly intended for initial ram disks of installation disks, but it could be used for other read-only media as well. <text:s/>Read &lt;file:Documentation/filesystems/romfs.txt&gt; for details. <text:s/>To compile this file system support as a module, choose M here: the module will be called romfs. <text:s/>Note that the file system of your root partition (the one containing the directory /) cannot be a module. <text:s/>If you don't know whether you need it, then you don't need it: answer N.</text:p>
          </table:table-cell>
          <table:table-cell table:number-columns-repeated="1022"/>
        </table:table-row>
        <table:table-row table:style-name="ro1">
          <table:table-cell office:value-type="string" calcext:value-type="string">
            <text:p>SUNRPC_DEBUG</text:p>
          </table:table-cell>
          <table:table-cell office:value-type="string" calcext:value-type="string">
            <text:p>This option enables a sysctl-based debugging interface that is be used by the 'rpcdebug' utility to turn on or off logging of different aspects of the kernel RPC activity. <text:s/>Disabling this option will make your kernel slightly smaller, but makes troubleshooting NFS issues significantly harder. <text:s/>If unsure, say Y.</text:p>
          </table:table-cell>
          <table:table-cell table:number-columns-repeated="1022"/>
        </table:table-row>
        <table:table-row table:style-name="ro1">
          <table:table-cell office:value-type="string" calcext:value-type="string">
            <text:p>NCPFS_SMALLDOS</text:p>
          </table:table-cell>
          <table:table-cell office:value-type="string" calcext:value-type="string">
            <text:p>If you say Y here, every filename on a NetWare server volume using the OS2/LONG namespace and created under DOS or on a volume using DOS namespace will be converted to lowercase characters. Saying N here will give you these filenames in uppercase. <text:s/>This is only a cosmetic option since the OS2/LONG namespace is case insensitive. The only major reason for this option is backward compatibility when moving from DOS to OS2/LONG namespace support. Long filenames (created by Win95) will not be affected. <text:s/>This option does not solve the problem that filenames appear differently under Linux and under Windows, since Windows does an additional conversions on the client side. You can achieve similar effects by saying Y to Allow using of Native Language Support below.</text:p>
          </table:table-cell>
          <table:table-cell table:number-columns-repeated="1022"/>
        </table:table-row>
        <table:table-row table:style-name="ro1">
          <table:table-cell office:value-type="string" calcext:value-type="string">
            <text:p>CRC32_SLICEBY4</text:p>
          </table:table-cell>
          <table:table-cell office:value-type="string" calcext:value-type="string">
            <text:p>Calculate checksum 4 bytes at a time with a clever slicing algorithm. This is a bit slower than slice by 8, but has a smaller 4KiB lookup table. <text:s/>Only choose this option if you know what you are doing.</text:p>
          </table:table-cell>
          <table:table-cell table:number-columns-repeated="1022"/>
        </table:table-row>
        <table:table-row table:style-name="ro1">
          <table:table-cell office:value-type="string" calcext:value-type="string">
            <text:p>CRC32_SARWATE</text:p>
          </table:table-cell>
          <table:table-cell office:value-type="string" calcext:value-type="string">
            <text:p>Calculate checksum a byte at a time using Sarwate's algorithm. <text:s/>This is not particularly fast, but has a small 256 byte lookup table. <text:s/>Only choose this option if you know what you are doing.</text:p>
          </table:table-cell>
          <table:table-cell table:number-columns-repeated="1022"/>
        </table:table-row>
        <table:table-row table:style-name="ro1">
          <table:table-cell office:value-type="string" calcext:value-type="string">
            <text:p>GLOB_SELFTEST</text:p>
          </table:table-cell>
          <table:table-cell office:value-type="string" calcext:value-type="string">
            <text:p>This option enables a simple self-test of the glob_match function on startup. <text:s/>It is primarily useful for people working on the code to ensure they haven't introduced any regressions. <text:s/>It only adds a little bit of code and slows kernel boot (or module load) by a small amount, so you're welcome to play with it, but you probably don't need it.</text:p>
          </table:table-cell>
          <table:table-cell table:number-columns-repeated="1022"/>
        </table:table-row>
        <table:table-row table:style-name="ro1">
          <table:table-cell office:value-type="string" calcext:value-type="string">
            <text:p>FONT_6x11</text:p>
          </table:table-cell>
          <table:table-cell office:value-type="string" calcext:value-type="string">
            <text:p>Small console font with Macintosh-style high-half glyphs. <text:s/>Some Mac framebuffer drivers don't support this one at all.</text:p>
          </table:table-cell>
          <table:table-cell table:number-columns-repeated="1022"/>
        </table:table-row>
        <table:table-row table:style-name="ro1">
          <table:table-cell office:value-type="string" calcext:value-type="string">
            <text:p>FONT_7x14</text:p>
          </table:table-cell>
          <table:table-cell office:value-type="string" calcext:value-type="string">
            <text:p>Console font with characters just a bit smaller than the default. If the standard 8x16 font is a little too big for you, say Y. Otherwise, say N.</text:p>
          </table:table-cell>
          <table:table-cell table:number-columns-repeated="1022"/>
        </table:table-row>
        <table:table-row table:style-name="ro1">
          <table:table-cell office:value-type="string" calcext:value-type="string">
            <text:p>FONT_PEARL_8x8</text:p>
          </table:table-cell>
          <table:table-cell office:value-type="string" calcext:value-type="string">
            <text:p>Small console font with PC-style control-character and high-half glyphs.</text:p>
          </table:table-cell>
          <table:table-cell table:number-columns-repeated="1022"/>
        </table:table-row>
        <table:table-row table:style-name="ro1">
          <table:table-cell office:value-type="string" calcext:value-type="string">
            <text:p>FONT_ACORN_8x8</text:p>
          </table:table-cell>
          <table:table-cell office:value-type="string" calcext:value-type="string">
            <text:p>Small console font with PC-style control characters and high-half glyphs.</text:p>
          </table:table-cell>
          <table:table-cell table:number-columns-repeated="1022"/>
        </table:table-row>
        <table:table-row table:style-name="ro1">
          <table:table-cell office:value-type="string" calcext:value-type="string">
            <text:p>FONT_10x18</text:p>
          </table:table-cell>
          <table:table-cell office:value-type="string" calcext:value-type="string">
            <text:p>This is a high resolution console font for machines with very big letters. It fits between the sun 12x22 and the normal 8x16 font. If other fonts are too big or too small for you, say Y, otherwise say N.</text:p>
          </table:table-cell>
          <table:table-cell table:number-columns-repeated="1022"/>
        </table:table-row>
        <table:table-row table:style-name="ro1">
          <table:table-cell office:value-type="string" calcext:value-type="string">
            <text:p>CUSTOM_CACHE_SETTINGS</text:p>
          </table:table-cell>
          <table:table-cell office:value-type="string" calcext:value-type="string">
            <text:p>This option allows you to tweak the cache settings used during early boot (where the information from device tree is not yet available). There should be no reason to change these values. Linux will work perfectly fine, even if the Nios II is configured with smaller caches. <text:s/>Say N here unless you know what you are doing.</text:p>
          </table:table-cell>
          <table:table-cell table:number-columns-repeated="1022"/>
        </table:table-row>
        <table:table-row table:style-name="ro1">
          <table:table-cell office:value-type="string" calcext:value-type="string">
            <text:p>NIOS2_BOOT_LINK_OFFSET</text:p>
          </table:table-cell>
          <table:table-cell office:value-type="string" calcext:value-type="string">
            <text:p>This option allows you to set the link address offset of the zImage. This can be useful if you are on a board which has a small amount of memory.</text:p>
          </table:table-cell>
          <table:table-cell table:number-columns-repeated="1022"/>
        </table:table-row>
        <table:table-row table:style-name="ro1">
          <table:table-cell office:value-type="string" calcext:value-type="string">
            <text:p>OPTIMIZE_INLINING</text:p>
          </table:table-cell>
          <table:table-cell office:value-type="string" calcext:value-type="string">
            <text:p>This option determines if the kernel forces gcc to inline the functions developers have marked 'inline'. Doing so takes away freedom from gcc to do what it thinks is best, which is desirable for the gcc 3.x series of compilers. The gcc 4.x series have a rewritten inlining algorithm and enabling this option will generate a smaller kernel there. Hopefully this algorithm is so good that allowing gcc 4.x and above to make the decision will become the default in the future. Until then this option is there to test gcc for this. <text:s/>If unsure, say N.</text:p>
          </table:table-cell>
          <table:table-cell table:number-columns-repeated="1022"/>
        </table:table-row>
        <table:table-row table:style-name="ro1">
          <table:table-cell office:value-type="string" calcext:value-type="string">
            <text:p>X86_DEBUG_FPU</text:p>
          </table:table-cell>
          <table:table-cell office:value-type="string" calcext:value-type="string">
            <text:p>If this option is enabled then there will be extra sanity checks and (boot time) debug printouts added to the kernel. This debugging adds some small amount of runtime overhead to the kernel. <text:s/>If unsure, say N.</text:p>
          </table:table-cell>
          <table:table-cell table:number-columns-repeated="1022"/>
        </table:table-row>
        <table:table-row table:style-name="ro1">
          <table:table-cell office:value-type="string" calcext:value-type="string">
            <text:p>CPU_SUP_INTEL</text:p>
          </table:table-cell>
          <table:table-cell office:value-type="string" calcext:value-type="string">
            <text:p>This enables detection, tunings and quirks for Intel processors <text:s/>You need this enabled if you want your kernel to run on an Intel CPU. Disabling this option on other types of CPUs makes the kernel a tiny bit smaller. Disabling it on an Intel CPU might render the kernel unbootable. <text:s/>If unsure, say N.</text:p>
          </table:table-cell>
          <table:table-cell table:number-columns-repeated="1022"/>
        </table:table-row>
        <table:table-row table:style-name="ro1">
          <table:table-cell office:value-type="string" calcext:value-type="string">
            <text:p>CPU_SUP_CYRIX_32</text:p>
          </table:table-cell>
          <table:table-cell office:value-type="string" calcext:value-type="string">
            <text:p>This enables detection, tunings and quirks for Cyrix processors <text:s/>You need this enabled if you want your kernel to run on a Cyrix CPU. Disabling this option on other types of CPUs makes the kernel a tiny bit smaller. Disabling it on a Cyrix CPU might render the kernel unbootable. <text:s/>If unsure, say N.</text:p>
          </table:table-cell>
          <table:table-cell table:number-columns-repeated="1022"/>
        </table:table-row>
        <table:table-row table:style-name="ro1">
          <table:table-cell office:value-type="string" calcext:value-type="string">
            <text:p>CPU_SUP_AMD</text:p>
          </table:table-cell>
          <table:table-cell office:value-type="string" calcext:value-type="string">
            <text:p>This enables detection, tunings and quirks for AMD processors <text:s/>You need this enabled if you want your kernel to run on an AMD CPU. Disabling this option on other types of CPUs makes the kernel a tiny bit smaller. Disabling it on an AMD CPU might render the kernel unbootable. <text:s/>If unsure, say N.</text:p>
          </table:table-cell>
          <table:table-cell table:number-columns-repeated="1022"/>
        </table:table-row>
        <table:table-row table:style-name="ro1">
          <table:table-cell office:value-type="string" calcext:value-type="string">
            <text:p>CPU_SUP_CENTAUR</text:p>
          </table:table-cell>
          <table:table-cell office:value-type="string" calcext:value-type="string">
            <text:p>This enables detection, tunings and quirks for Centaur processors <text:s/>You need this enabled if you want your kernel to run on a Centaur CPU. Disabling this option on other types of CPUs makes the kernel a tiny bit smaller. Disabling it on a Centaur CPU might render the kernel unbootable. <text:s/>If unsure, say N.</text:p>
          </table:table-cell>
          <table:table-cell table:number-columns-repeated="1022"/>
        </table:table-row>
        <table:table-row table:style-name="ro1">
          <table:table-cell office:value-type="string" calcext:value-type="string">
            <text:p>CPU_SUP_TRANSMETA_32</text:p>
          </table:table-cell>
          <table:table-cell office:value-type="string" calcext:value-type="string">
            <text:p>This enables detection, tunings and quirks for Transmeta processors <text:s/>You need this enabled if you want your kernel to run on a Transmeta CPU. Disabling this option on other types of CPUs makes the kernel a tiny bit smaller. Disabling it on a Transmeta CPU might render the kernel unbootable. <text:s/>If unsure, say N.</text:p>
          </table:table-cell>
          <table:table-cell table:number-columns-repeated="1022"/>
        </table:table-row>
        <table:table-row table:style-name="ro1">
          <table:table-cell office:value-type="string" calcext:value-type="string">
            <text:p>CPU_SUP_UMC_32</text:p>
          </table:table-cell>
          <table:table-cell office:value-type="string" calcext:value-type="string">
            <text:p>This enables detection, tunings and quirks for UMC processors <text:s/>You need this enabled if you want your kernel to run on a UMC CPU. Disabling this option on other types of CPUs makes the kernel a tiny bit smaller. Disabling it on a UMC CPU might render the kernel unbootable. <text:s/>If unsure, say N.</text:p>
          </table:table-cell>
          <table:table-cell table:number-columns-repeated="1022"/>
        </table:table-row>
        <table:table-row table:style-name="ro1">
          <table:table-cell office:value-type="string" calcext:value-type="string">
            <text:p>X86_FAST_FEATURE_TESTS</text:p>
          </table:table-cell>
          <table:table-cell office:value-type="string" calcext:value-type="string">
            <text:p>Some fast-paths in the kernel depend on the capabilities of the CPU. Say Y here for the kernel to patch in the appropriate code at runtime based on the capabilities of the CPU. The infrastructure for patching code at runtime takes up some additional space</text:p>
          </table:table-cell>
          <table:table-cell office:value-type="string" calcext:value-type="string">
            <text:p><text:s/>space-constrained embedded systems may wish to say N here to produce smaller, slightly slower code.</text:p>
          </table:table-cell>
          <table:table-cell table:number-columns-repeated="1021"/>
        </table:table-row>
        <table:table-row table:style-name="ro1">
          <table:table-cell office:value-type="string" calcext:value-type="string">
            <text:p>PARAVIRT_TIME_ACCOUNTING</text:p>
          </table:table-cell>
          <table:table-cell office:value-type="string" calcext:value-type="string">
            <text:p>Select this option to enable fine granularity task steal time accounting. Time spent executing other tasks in parallel with the current vCPU is discounted from the vCPU power. To account for that, there can be a small performance impact. <text:s/>If in doubt, say N here.</text:p>
          </table:table-cell>
          <table:table-cell table:number-columns-repeated="1022"/>
        </table:table-row>
        <table:table-row table:style-name="ro1">
          <table:table-cell office:value-type="string" calcext:value-type="string">
            <text:p>X86_CHECK_BIOS_CORRUPTION</text:p>
          </table:table-cell>
          <table:table-cell office:value-type="string" calcext:value-type="string">
            <text:p>Periodically check for memory corruption in low memory, which is suspected to be caused by BIOS. <text:s/>Even when enabled in the configuration, it is disabled at runtime. <text:s/>Enable it by setting "memory_corruption_check=1" on the kernel command line. <text:s/>By default it scans the low 64k of memory every 60 seconds</text:p>
          </table:table-cell>
          <table:table-cell office:value-type="string" calcext:value-type="string">
            <text:p><text:s/>see the memory_corruption_check_size and memory_corruption_check_period parameters in Documentation/admin-guide/kernel-parameters.rst to adjust this. <text:s/>When enabled with the default parameters, this option has almost no overhead, as it reserves a relatively small amount of memory and scans it infrequently. <text:s/>It both detects corruption and prevents it from affecting the running system. <text:s/>It is, however, intended as a diagnostic tool</text:p>
          </table:table-cell>
          <table:table-cell office:value-type="string" calcext:value-type="string">
            <text:p><text:s/>if repeatable BIOS-originated corruption always affects the same memory, you can use memmap= to prevent the kernel from using that memory.</text:p>
          </table:table-cell>
          <table:table-cell table:number-columns-repeated="1020"/>
        </table:table-row>
        <table:table-row table:style-name="ro1">
          <table:table-cell office:value-type="string" calcext:value-type="string">
            <text:p>X86_SMAP</text:p>
          </table:table-cell>
          <table:table-cell office:value-type="string" calcext:value-type="string">
            <text:p>Supervisor Mode Access Prevention (SMAP) is a security feature in newer Intel processors. <text:s/>There is a small performance cost if this enabled and turned on</text:p>
          </table:table-cell>
          <table:table-cell office:value-type="string" calcext:value-type="string">
            <text:p><text:s/>there is also a small increase in the kernel size if this is enabled. <text:s/>If unsure, say Y.</text:p>
          </table:table-cell>
          <table:table-cell table:number-columns-repeated="1021"/>
        </table:table-row>
        <table:table-row table:style-name="ro1">
          <table:table-cell office:value-type="string" calcext:value-type="string">
            <text:p>MODIFY_LDT_SYSCALL</text:p>
          </table:table-cell>
          <table:table-cell office:value-type="string" calcext:value-type="string">
            <text:p>Linux can allow user programs to install a per-process x86 Local Descriptor Table (LDT) using the modify_ldt(2) system call. <text:s/>This is required to run 16-bit or segmented code such as DOSEMU or some Wine programs. <text:s/>It is also used by some very old threading libraries. <text:s/>Enabling this feature adds a small amount of overhead to context switches and increases the low-level kernel attack surface. <text:s/>Disabling it removes the modify_ldt(2) system call. <text:s/>Saying 'N' here may make sense for embedded or server kernels.</text:p>
          </table:table-cell>
          <table:table-cell table:number-columns-repeated="1022"/>
        </table:table-row>
        <table:table-row table:style-name="ro1">
          <table:table-cell office:value-type="string" calcext:value-type="string">
            <text:p>X86_X32</text:p>
          </table:table-cell>
          <table:table-cell office:value-type="string" calcext:value-type="string">
            <text:p>Include code to run binaries for the x32 native 32-bit ABI for 64-bit processors. <text:s/>An x32 process gets access to the full 64-bit register file and wide data path while leaving pointers at 32 bits for smaller memory footprint. <text:s/>You will need a recent binutils (2.22 or later) with elf32_x86_64 support enabled to compile a kernel with this option set.</text:p>
          </table:table-cell>
          <table:table-cell table:number-columns-repeated="1022"/>
        </table:table-row>
        <table:table-row table:style-name="ro1">
          <table:table-cell office:value-type="string" calcext:value-type="string">
            <text:p>PRINT_STACK_DEPTH</text:p>
          </table:table-cell>
          <table:table-cell office:value-type="string" calcext:value-type="string">
            <text:p>This option allows you to set the stack depth that the kernel prints in stack traces. This can be useful if your display is too small and stack traces cause important information to scroll off the screen.</text:p>
          </table:table-cell>
          <table:table-cell table:number-columns-repeated="1022"/>
        </table:table-row>
        <table:table-row table:style-name="ro1">
          <table:table-cell office:value-type="string" calcext:value-type="string">
            <text:p>HCALL_STATS</text:p>
          </table:table-cell>
          <table:table-cell office:value-type="string" calcext:value-type="string">
            <text:p>Adds code to keep track of the number of hypervisor calls made and the amount of time spent in hypervisor calls. <text:s/>Wall time spent in each call is always calculated, and if available CPU cycles spent are also calculated. <text:s/>A directory named hcall_inst is added at the root of the debugfs filesystem. <text:s/>Within the hcall_inst directory are files that contain CPU specific call statistics. <text:s/>This option will add a small amount of overhead to all hypervisor calls.</text:p>
          </table:table-cell>
          <table:table-cell table:number-columns-repeated="1022"/>
        </table:table-row>
        <table:table-row table:style-name="ro1">
          <table:table-cell office:value-type="string" calcext:value-type="string">
            <text:p>PS3_REPOSITORY_WRITE</text:p>
          </table:table-cell>
          <table:table-cell office:value-type="string" calcext:value-type="string">
            <text:p>Enables support for writing to the PS3 System Repository. <text:s/>This support is intended for bootloaders that need to store data in the repository for later boot stages. <text:s/>If in doubt, say N here and reduce the size of the kernel by a small amount.</text:p>
          </table:table-cell>
          <table:table-cell table:number-columns-repeated="1022"/>
        </table:table-row>
        <table:table-row table:style-name="ro1">
          <table:table-cell office:value-type="string" calcext:value-type="string">
            <text:p>WARP</text:p>
          </table:table-cell>
          <table:table-cell office:value-type="string" calcext:value-type="string">
            <text:p>This option enables support for the PIKA Warp(tm) Appliance. The Warp is a small computer replacement with up to 9 ports of FXO/FXS plus VOIP stations and trunks. <text:s/>See http://www.pikatechnologies.com/ and follow the "PIKA for Computer Telephony Developers" link for more information.</text:p>
          </table:table-cell>
          <table:table-cell table:number-columns-repeated="1022"/>
        </table:table-row>
        <table:table-row table:style-name="ro1">
          <table:table-cell office:value-type="string" calcext:value-type="string">
            <text:p>TAU_AVERAGE</text:p>
          </table:table-cell>
          <table:table-cell office:value-type="string" calcext:value-type="string">
            <text:p>The TAU hardware can compare the temperature to an upper and lower bound. <text:s/>The default behavior is to show both the upper and lower bound in /proc/cpuinfo. If the range is large, the temperature is either changing a lot, or the TAU hardware is broken (likely on some G4's). If the range is small (around 4 degrees), the temperature is relatively stable. <text:s/>If you say Y here, a single temperature value, halfway between the upper and lower bounds, will be reported in /proc/cpuinfo. <text:s/>If in doubt, say N here.</text:p>
          </table:table-cell>
          <table:table-cell table:number-columns-repeated="1022"/>
        </table:table-row>
        <table:table-row table:style-name="ro1">
          <table:table-cell office:value-type="string" calcext:value-type="string">
            <text:p>SIMPLE_GPIO</text:p>
          </table:table-cell>
          <table:table-cell office:value-type="string" calcext:value-type="string">
            <text:p>Say Y here to support simple, memory-mapped GPIO controllers. These are usually BCSRs used to control board's switches, LEDs, chip-selects, Ethernet/USB PHY's power and various other small on-board peripherals.</text:p>
          </table:table-cell>
          <table:table-cell table:number-columns-repeated="1022"/>
        </table:table-row>
        <table:table-row table:style-name="ro1">
          <table:table-cell office:value-type="string" calcext:value-type="string">
            <text:p>KVM_EXIT_TIMING</text:p>
          </table:table-cell>
          <table:table-cell office:value-type="string" calcext:value-type="string">
            <text:p>Calculate elapsed time for every exit/enter cycle. A per-vcpu report is available in debugfs kvm/vm#_vcpu#_timing. The overhead is relatively small, however it is not recommended for production environments. <text:s/>If unsure, say N.</text:p>
          </table:table-cell>
          <table:table-cell table:number-columns-repeated="1022"/>
        </table:table-row>
        <table:table-row table:style-name="ro1">
          <table:table-cell office:value-type="string" calcext:value-type="string">
            <text:p>RTS7751R2D_PLUS</text:p>
          </table:table-cell>
          <table:table-cell office:value-type="string" calcext:value-type="string">
            <text:p>Selecting this option will configure the kernel for R2D-PLUS. <text:s/>R2D-PLUS is the smaller of the two R2D board versions, equipped with a single PCI slot.</text:p>
          </table:table-cell>
          <table:table-cell table:number-columns-repeated="1022"/>
        </table:table-row>
        <table:table-row table:style-name="ro1">
          <table:table-cell office:value-type="string" calcext:value-type="string">
            <text:p>BOOT_LINK_OFFSET</text:p>
          </table:table-cell>
          <table:table-cell office:value-type="string" calcext:value-type="string">
            <text:p>This option allows you to set the link address offset of the zImage. This can be useful if you are on a board which has a small amount of memory.</text:p>
          </table:table-cell>
          <table:table-cell table:number-columns-repeated="1022"/>
        </table:table-row>
        <table:table-row table:style-name="ro1">
          <table:table-cell office:value-type="string" calcext:value-type="string">
            <text:p>IA64_GRANULE_16MB</text:p>
          </table:table-cell>
          <table:table-cell office:value-type="string" calcext:value-type="string">
            <text:p>IA-64 identity-mapped regions use a large page size called "granules". <text:s/>Select "16MB" for a small granule size. Select "64MB" for a large granule size. <text:s/>This is the current default.</text:p>
          </table:table-cell>
          <table:table-cell table:number-columns-repeated="1022"/>
        </table:table-row>
        <table:table-row table:style-name="ro1">
          <table:table-cell office:value-type="string" calcext:value-type="string">
            <text:p>IA64_GENERIC</text:p>
          </table:table-cell>
          <table:table-cell office:value-type="string" calcext:value-type="string">
            <text:p>This selects the system type of your hardware. <text:s/>A "generic" kernel will run on any supported IA-64 system. <text:s/>However, if you configure a kernel for your specific system, it will be faster and smaller. <text:s/>generic <text:s text:c="14"/>For any supported IA-64 system DIG-compliant <text:s text:c="8"/>For DIG ("Developer's Interface Guide") compliant systems DIG+Intel+IOMMU <text:s text:c="6"/>For DIG systems with Intel IOMMU HP-zx1/sx1000 <text:s text:c="8"/>For HP systems HP-zx1/sx1000+swiotlb For HP systems with (broken) DMA-constrained devices. SGI-SN2 <text:s text:c="14"/>For SGI Altix systems SGI-UV <text:s text:c="15"/>For SGI UV systems Ski-simulator <text:s text:c="8"/>For the HP simulator &lt;http://www.hpl.hp.com/research/linux/ski/&gt; <text:s/>If you don't know what to do, choose "generic".</text:p>
          </table:table-cell>
          <table:table-cell table:number-columns-repeated="1022"/>
        </table:table-row>
        <table:table-row table:style-name="ro1">
          <table:table-cell office:value-type="string" calcext:value-type="string">
            <text:p>CAVIUM_OCTEON_CVMSEG_SIZE</text:p>
          </table:table-cell>
          <table:table-cell office:value-type="string" calcext:value-type="string">
            <text:p>CVMSEG LM is a segment that accesses portions of the dcache as a local memory</text:p>
          </table:table-cell>
          <table:table-cell office:value-type="string" calcext:value-type="string">
            <text:p><text:s/>the larger CVMSEG is, the smaller the cache is. This selects the size of CVMSEG LM, which is in cache blocks. The legally range is from zero to 54 cache blocks (i.e. CVMSEG LM is between zero and 6192 bytes).</text:p>
          </table:table-cell>
          <table:table-cell table:number-columns-repeated="1021"/>
        </table:table-row>
        <table:table-row table:style-name="ro1">
          <table:table-cell office:value-type="string" calcext:value-type="string">
            <text:p>MIPS_VA_BITS_48</text:p>
          </table:table-cell>
          <table:table-cell office:value-type="string" calcext:value-type="string">
            <text:p>Support a maximum at least 48 bits of application virtual memory. <text:s/>Default is 40 bits or less, depending on the CPU. For page sizes 16k and above, this option results in a small memory overhead for page tables. <text:s/>For 4k page size, a fourth level of page tables is added which imposes both a memory overhead as well as slower TLB fault handling. <text:s/>If unsure, say N.</text:p>
          </table:table-cell>
          <table:table-cell table:number-columns-repeated="1022"/>
        </table:table-row>
        <table:table-row table:style-name="ro1">
          <table:table-cell office:value-type="string" calcext:value-type="string">
            <text:p>SIBYTE_DMA_PAGEOPS</text:p>
          </table:table-cell>
          <table:table-cell office:value-type="string" calcext:value-type="string">
            <text:p>Instead of using the CPU to zero and copy pages, use a Data Mover channel. <text:s/>These DMA channels are otherwise unused by the standard SiByte Linux port. <text:s/>Seems to give a small performance benefit.</text:p>
          </table:table-cell>
          <table:table-cell table:number-columns-repeated="1022"/>
        </table:table-row>
        <table:table-row table:style-name="ro1">
          <table:table-cell office:value-type="string" calcext:value-type="string">
            <text:p>RELOCATION_TABLE_SIZE</text:p>
          </table:table-cell>
          <table:table-cell office:value-type="string" calcext:value-type="string">
            <text:p>A table of relocation data will be appended to the kernel binary and parsed at boot to fix up the relocated kernel. <text:s/>This option allows the amount of space reserved for the table to be adjusted, although the default of 1Mb should be ok in most cases. <text:s/>The build will fail and a valid size suggested if this is too small. <text:s/>If unsure, leave at the default value.</text:p>
          </table:table-cell>
          <table:table-cell table:number-columns-repeated="1022"/>
        </table:table-row>
        <table:table-row table:style-name="ro1">
          <table:table-cell office:value-type="string" calcext:value-type="string">
            <text:p>ARM_DMA_IOMMU_ALIGNMENT</text:p>
          </table:table-cell>
          <table:table-cell office:value-type="string" calcext:value-type="string">
            <text:p>DMA mapping framework by default aligns all buffers to the smallest PAGE_SIZE order which is greater than or equal to the requested buffer size. This works well for buffers up to a few hundreds kilobytes, but for larger buffers it just a waste of address space. Drivers which has relatively small addressing window (like 64Mib) might run out of virtual space with just a few allocations. <text:s/>With this parameter you can specify the maximum PAGE_SIZE order for DMA IOMMU buffers. Larger buffers will be aligned only to this specified order. The order is expressed as a power of two multiplied by the PAGE_SIZE.</text:p>
          </table:table-cell>
          <table:table-cell table:number-columns-repeated="1022"/>
        </table:table-row>
        <table:table-row table:style-name="ro1">
          <table:table-cell office:value-type="string" calcext:value-type="string">
            <text:p>MACH_SFFSDR</text:p>
          </table:table-cell>
          <table:table-cell office:value-type="string" calcext:value-type="string">
            <text:p>Say Y here to select the Lyrtech Small Form Factor Software Defined Radio (SFFSDR) board.</text:p>
          </table:table-cell>
          <table:table-cell table:number-columns-repeated="1022"/>
        </table:table-row>
        <table:table-row table:style-name="ro1">
          <table:table-cell office:value-type="string" calcext:value-type="string">
            <text:p>SAMSUNG_PM_CHECK_CHUNKSIZE</text:p>
          </table:table-cell>
          <table:table-cell office:value-type="string" calcext:value-type="string">
            <text:p>Set the chunksize in Kilobytes of the CRC for checking memory corruption over suspend and resume. A smaller value will mean that the CRC data block will take more memory, but wil identify any faults with better precision. <text:s/>See &lt;file:Documentation/arm/Samsung-S3C24XX/Suspend.txt&gt;</text:p>
          </table:table-cell>
          <table:table-cell table:number-columns-repeated="1022"/>
        </table:table-row>
        <table:table-row table:style-name="ro1">
          <table:table-cell office:value-type="string" calcext:value-type="string">
            <text:p>MACH_U300_SPIDUMMY</text:p>
          </table:table-cell>
          <table:table-cell office:value-type="string" calcext:value-type="string">
            <text:p>This creates a small kernel module that creates a dummy SPI device to be used for loopback tests. Regularly used to test reference designs. If you're not testing SPI, you don't need it. Selecting this will activate the SPI framework and ARM PL022 support.</text:p>
          </table:table-cell>
          <table:table-cell table:number-columns-repeated="1022"/>
        </table:table-row>
        <table:table-row table:style-name="ro1">
          <table:table-cell office:value-type="string" calcext:value-type="string">
            <text:p>CPU_ARM922T</text:p>
          </table:table-cell>
          <table:table-cell office:value-type="string" calcext:value-type="string">
            <text:p>The ARM922T is a version of the ARM920T, but with smaller instruction and data caches. It is used in Altera's Excalibur XA device family and Micrel's KS8695 Centaur. <text:s/>Say Y if you want support for the ARM922T processor. Otherwise, say N.</text:p>
          </table:table-cell>
          <table:table-cell table:number-columns-repeated="1022"/>
        </table:table-row>
        <table:table-row table:style-name="ro1">
          <table:table-cell office:value-type="string" calcext:value-type="string">
            <text:p>ARM_THUMB</text:p>
          </table:table-cell>
          <table:table-cell office:value-type="string" calcext:value-type="string">
            <text:p>Say Y if you want to include kernel support for running user space Thumb binaries. <text:s/>The Thumb instruction set is a compressed form of the standard ARM instruction set resulting in smaller binaries at the expense of slightly less efficient code. <text:s/>If this option is disabled, and you run userspace that switches to Thumb mode, signal handling will not work correctly, resulting in segmentation faults or illegal instruction aborts. <text:s/>If you don't know what this all is, saying Y is a safe choice.</text:p>
          </table:table-cell>
          <table:table-cell table:number-columns-repeated="1022"/>
        </table:table-row>
        <table:table-row table:style-name="ro1">
          <table:table-cell office:value-type="string" calcext:value-type="string">
            <text:p>KERNELBASE</text:p>
          </table:table-cell>
          <table:table-cell office:value-type="string" calcext:value-type="string">
            <text:p>Typically on m68k systems the kernel will not start at the base of RAM, but usually some small offset from it. Define the start address of the kernel here. The most common setup will have the processor vectors at the base of RAM and then the start of the kernel. On some platforms some RAM is reserved for boot loaders and the kernel starts after that. The 0x400 default was based on a system with the RAM based at address 0, and leaving enough room for the theoretical maximum number of 256 vectors.</text:p>
          </table:table-cell>
          <table:table-cell table:number-columns-repeated="1022"/>
        </table:table-row>
        <table:table-row table:style-name="ro1">
          <table:table-cell office:value-type="string" calcext:value-type="string">
            <text:p>CAVIUM_ERRATUM_22375</text:p>
          </table:table-cell>
          <table:table-cell office:value-type="string" calcext:value-type="string">
            <text:p>Enable workaround for erratum 22375, 24313. <text:s/>This implements two gicv3-its errata workarounds for ThunderX. Both with small impact affecting only ITS table allocation. <text:s text:c="3"/>erratum 22375: only alloc 8MB table size <text:s text:c="2"/>erratum 24313: ignore memory access type <text:s/>The fixes are in ITS initialization and basically ignore memory access type and table size provided by the TYPER and BASER registers. <text:s/>If unsure, say Y.</text:p>
          </table:table-cell>
          <table:table-cell table:number-columns-repeated="1022"/>
        </table:table-row>
        <table:table-row table:style-name="ro1">
          <table:table-cell office:value-type="string" calcext:value-type="string">
            <text:p>ARM64_LSE_ATOMICS</text:p>
          </table:table-cell>
          <table:table-cell office:value-type="string" calcext:value-type="string">
            <text:p>As part of the Large System Extensions, ARMv8.1 introduces new atomic instructions that are designed specifically to scale in very large systems. <text:s/>Say Y here to make use of these instructions for the in-kernel atomic routines. This incurs a small overhead on CPUs that do not support these instructions and requires the kernel to be built with binutils &gt;= 2.25.</text:p>
          </table:table-cell>
          <table:table-cell table:number-columns-repeated="1022"/>
        </table:table-row>
        <table:table-row table:style-name="ro1">
          <table:table-cell table:style-name="ce2" office:value-type="string" calcext:value-type="string">
            <text:p>EXACT_HWERR</text:p>
          </table:table-cell>
          <table:table-cell table:style-name="ce2" office:value-type="string" calcext:value-type="string">
            <text:p>By default, the Blackfin hardware errors are not exact - the error be reported multiple cycles after the error happens. This delay can cause the wrong application, or even the kernel to receive a signal to be killed. If you are getting HW errors in your system, try turning this on to ensure they are at least coming from the proper thread. <text:s/>On production systems, it is safe (and a small optimization) to say N.</text:p>
          </table:table-cell>
          <table:table-cell table:style-name="ce2" table:number-columns-repeated="1022"/>
        </table:table-row>
        <table:table-row table:style-name="ro1">
          <table:table-cell office:value-type="string" calcext:value-type="string">
            <text:p>BOOT_LOAD</text:p>
          </table:table-cell>
          <table:table-cell office:value-type="string" calcext:value-type="string">
            <text:p>This option allows you to set the load address of the kernel. This can be useful if you are on a board which has a small amount of memory or you wish to reserve some memory at the beginning of the address space. <text:s/>Note that you need to keep this value above 4k (0x1000) as this memory region is used to capture NULL pointer references as well as some core kernel functions.</text:p>
          </table:table-cell>
          <table:table-cell table:number-columns-repeated="1022"/>
        </table:table-row>
        <table:table-row table:style-name="ro1">
          <table:table-cell office:value-type="string" calcext:value-type="string">
            <text:p>ICACHE_FLUSH_L1</text:p>
          </table:table-cell>
          <table:table-cell office:value-type="string" calcext:value-type="string">
            <text:p>If enabled, the Blackfin icache flushing functions are linked into L1 instruction memory. <text:s/>Note that this might be required to address anomalies, but these functions are pretty small, so it shouldn't be too bad. If you are using a processor affected by an anomaly, the build system will double check for you and prevent it.</text:p>
          </table:table-cell>
          <table:table-cell table:number-columns-repeated="1022"/>
        </table:table-row>
        <table:table-row table:style-name="ro1" table:number-rows-repeated="104843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 style:data-style-name="N2" text:time-value="17:08:36.1116528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dc:date>2019-05-28T17:10:40.485489851</dc:date>
    <meta:editing-duration>PT7M26S</meta:editing-duration>
    <meta:editing-cycles>6</meta:editing-cycles>
    <meta:document-statistic meta:table-count="1" meta:cell-count="283" meta:object-count="0"/>
  </office:meta>
</office:document-meta>
</file>